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msterdam *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2:value-type="float" table:style-name="ce23" office:value="24532" office:value-type="float">
            <text:p>24532</text:p>
          </table:table-cell>
          <table:table-cell ns42:value-type="float" table:style-name="ce33" office:value="45969" office:value-type="float">
            <text:p>45969</text:p>
          </table:table-cell>
          <table:table-cell ns42:value-type="float" table:style-name="ce33" office:value="58362" office:value-type="float">
            <text:p>58362</text:p>
          </table:table-cell>
          <table:table-cell ns42:value-type="float" table:style-name="ce33" office:value="33738" office:value-type="float">
            <text:p>33738</text:p>
          </table:table-cell>
          <table:table-cell ns42:value-type="float" table:style-name="ce33" office:value="3248" office:value-type="float">
            <text:p>3248</text:p>
          </table:table-cell>
          <table:table-cell table:formula="of:=SUM([.E8:.G8])" ns42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3" office:value="70390" office:value-type="float">
            <text:p>70390</text:p>
          </table:table-cell>
          <table:table-cell ns42:value-type="float" table:style-name="ce33" office:value="33786" office:value-type="float">
            <text:p>33786</text:p>
          </table:table-cell>
          <table:table-cell ns42:value-type="float" table:style-name="ce33" office:value="11825" office:value-type="float">
            <text:p>11825</text:p>
          </table:table-cell>
          <table:table-cell table:formula="of:=SUM([.I8:.K8])" ns42:value-type="float" table:style-name="ce33" office:value-type="float" office:value="116001">
            <text:p>116001</text:p>
          </table:table-cell>
          <table:table-cell table:formula="of:=SUM([.L8];[.H8])" ns42:value-type="float" table:style-name="ce40" office:value-type="float" office:value="211349">
            <text:p>211349</text:p>
          </table:table-cell>
          <table:table-cell ns42:value-type="float" table:style-name="ce45" office:value="143123" office:value-type="float">
            <text:p>143123</text:p>
          </table:table-cell>
          <table:table-cell ns42:value-type="float" table:style-name="ce45" office:value="44858" office:value-type="float">
            <text:p>44858</text:p>
          </table:table-cell>
          <table:table-cell ns42:value-type="float" table:style-name="ce45" office:value="23132" office:value-type="float">
            <text:p>23132</text:p>
          </table:table-cell>
          <table:table-cell ns42:value-type="float" table:style-name="ce45" office:value="236" office:value-type="float">
            <text:p>23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lem *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2:value-type="float" table:style-name="ce24" office:value="4508" office:value-type="float">
            <text:p>4508</text:p>
          </table:table-cell>
          <table:table-cell ns42:value-type="float" table:style-name="ce34" office:value="5080" office:value-type="float">
            <text:p>5080</text:p>
          </table:table-cell>
          <table:table-cell ns42:value-type="float" table:style-name="ce34" office:value="6880" office:value-type="float">
            <text:p>6880</text:p>
          </table:table-cell>
          <table:table-cell ns42:value-type="float" table:style-name="ce34" office:value="3890" office:value-type="float">
            <text:p>3890</text:p>
          </table:table-cell>
          <table:table-cell ns42:value-type="float" table:style-name="ce34" office:value="402" office:value-type="float">
            <text:p>402</text:p>
          </table:table-cell>
          <table:table-cell table:formula="of:=SUM([.E9:.G9])" ns42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4" office:value="7669" office:value-type="float">
            <text:p>7669</text:p>
          </table:table-cell>
          <table:table-cell ns42:value-type="float" table:style-name="ce34" office:value="3870" office:value-type="float">
            <text:p>3870</text:p>
          </table:table-cell>
          <table:table-cell ns42:value-type="float" table:style-name="ce34" office:value="1301" office:value-type="float">
            <text:p>1301</text:p>
          </table:table-cell>
          <table:table-cell table:formula="of:=SUM([.I9:.K9])" ns42:value-type="float" table:style-name="ce34" office:value-type="float" office:value="12840">
            <text:p>12840</text:p>
          </table:table-cell>
          <table:table-cell table:formula="of:=SUM([.L9];[.H9])" ns42:value-type="float" table:style-name="ce41" office:value-type="float" office:value="24012">
            <text:p>24012</text:p>
          </table:table-cell>
          <table:table-cell ns42:value-type="float" table:style-name="ce46" office:value="14632" office:value-type="float">
            <text:p>14632</text:p>
          </table:table-cell>
          <table:table-cell ns42:value-type="float" table:style-name="ce46" office:value="8908" office:value-type="float">
            <text:p>8908</text:p>
          </table:table-cell>
          <table:table-cell ns42:value-type="float" table:style-name="ce46" office:value="412" office:value-type="float">
            <text:p>412</text:p>
          </table:table-cell>
          <table:table-cell ns42:value-type="float" table:style-name="ce46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lkmaar *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079" office:value-type="float">
            <text:p>2079</text:p>
          </table:table-cell>
          <table:table-cell ns42:value-type="float" table:style-name="ce34" office:value="2076" office:value-type="float">
            <text:p>2076</text:p>
          </table:table-cell>
          <table:table-cell ns42:value-type="float" table:style-name="ce34" office:value="2945" office:value-type="float">
            <text:p>2945</text:p>
          </table:table-cell>
          <table:table-cell ns42:value-type="float" table:style-name="ce34" office:value="1551" office:value-type="float">
            <text:p>1551</text:p>
          </table:table-cell>
          <table:table-cell ns42:value-type="float" table:style-name="ce34" office:value="170" office:value-type="float">
            <text:p>170</text:p>
          </table:table-cell>
          <table:table-cell table:formula="of:=SUM([.E10:.G10])" ns42:value-type="float" table:style-name="ce34" office:value-type="float" office:value="4666">
            <text:p>4666</text:p>
          </table:table-cell>
          <table:table-cell ns42:value-type="float" table:style-name="ce34" office:value="3096" office:value-type="float">
            <text:p>3096</text:p>
          </table:table-cell>
          <table:table-cell ns42:value-type="float" table:style-name="ce34" office:value="1540" office:value-type="float">
            <text:p>1540</text:p>
          </table:table-cell>
          <table:table-cell ns42:value-type="float" table:style-name="ce34" office:value="533" office:value-type="float">
            <text:p>533</text:p>
          </table:table-cell>
          <table:table-cell table:formula="of:=SUM([.I10:.K10])" ns42:value-type="float" table:style-name="ce34" office:value-type="float" office:value="5169">
            <text:p>5169</text:p>
          </table:table-cell>
          <table:table-cell table:formula="of:=SUM([.L10];[.H10])" ns42:value-type="float" table:style-name="ce42" office:value-type="float" office:value="9835">
            <text:p>9835</text:p>
          </table:table-cell>
          <table:table-cell ns42:value-type="float" table:style-name="ce46" office:value="5457" office:value-type="float">
            <text:p>5457</text:p>
          </table:table-cell>
          <table:table-cell ns42:value-type="float" table:style-name="ce46" office:value="4170" office:value-type="float">
            <text:p>4170</text:p>
          </table:table-cell>
          <table:table-cell ns42:value-type="float" table:style-name="ce46" office:value="187" office:value-type="float">
            <text:p>187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rn *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2:value-type="float" table:style-name="ce24" office:value="1653" office:value-type="float">
            <text:p>1653</text:p>
          </table:table-cell>
          <table:table-cell ns42:value-type="float" table:style-name="ce34" office:value="1675" office:value-type="float">
            <text:p>1675</text:p>
          </table:table-cell>
          <table:table-cell ns42:value-type="float" table:style-name="ce34" office:value="2784" office:value-type="float">
            <text:p>2784</text:p>
          </table:table-cell>
          <table:table-cell ns42:value-type="float" table:style-name="ce34" office:value="1443" office:value-type="float">
            <text:p>1443</text:p>
          </table:table-cell>
          <table:table-cell ns42:value-type="float" table:style-name="ce34" office:value="169" office:value-type="float">
            <text:p>169</text:p>
          </table:table-cell>
          <table:table-cell table:formula="of:=SUM([.E11:.G11])" ns42:value-type="float" table:style-name="ce34" office:value-type="float" office:value="4396">
            <text:p>4396</text:p>
          </table:table-cell>
          <table:table-cell ns42:value-type="float" table:style-name="ce34" office:value="2529" office:value-type="float">
            <text:p>2529</text:p>
          </table:table-cell>
          <table:table-cell ns42:value-type="float" table:style-name="ce34" office:value="1342" office:value-type="float">
            <text:p>1342</text:p>
          </table:table-cell>
          <table:table-cell ns42:value-type="float" table:style-name="ce34" office:value="401" office:value-type="float">
            <text:p>401</text:p>
          </table:table-cell>
          <table:table-cell table:formula="of:=SUM([.I11:.K11])" ns42:value-type="float" table:style-name="ce34" office:value-type="float" office:value="4272">
            <text:p>4272</text:p>
          </table:table-cell>
          <table:table-cell table:formula="of:=SUM([.L11];[.H11])" ns42:value-type="float" table:style-name="ce43" office:value-type="float" office:value="8668">
            <text:p>8668</text:p>
          </table:table-cell>
          <table:table-cell ns42:value-type="float" table:style-name="ce46" office:value="5533" office:value-type="float">
            <text:p>5533</text:p>
          </table:table-cell>
          <table:table-cell ns42:value-type="float" table:style-name="ce46" office:value="2701" office:value-type="float">
            <text:p>2701</text:p>
          </table:table-cell>
          <table:table-cell ns42:value-type="float" table:style-name="ce46" office:value="425" office:value-type="float">
            <text:p>425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nkhuiz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2:value-type="float" table:style-name="ce24" office:value="1026" office:value-type="float">
            <text:p>1026</text:p>
          </table:table-cell>
          <table:table-cell ns42:value-type="float" table:style-name="ce34" office:value="1115" office:value-type="float">
            <text:p>1115</text:p>
          </table:table-cell>
          <table:table-cell ns42:value-type="float" table:style-name="ce34" office:value="1452" office:value-type="float">
            <text:p>1452</text:p>
          </table:table-cell>
          <table:table-cell ns42:value-type="float" table:style-name="ce34" office:value="800" office:value-type="float">
            <text:p>800</text:p>
          </table:table-cell>
          <table:table-cell ns42:value-type="float" table:style-name="ce34" office:value="112" office:value-type="float">
            <text:p>112</text:p>
          </table:table-cell>
          <table:table-cell table:formula="of:=SUM([.E12:.G12])" ns42:value-type="float" table:style-name="ce34" office:value-type="float" office:value="2364">
            <text:p>2364</text:p>
          </table:table-cell>
          <table:table-cell ns42:value-type="float" table:style-name="ce34" office:value="1550" office:value-type="float">
            <text:p>1550</text:p>
          </table:table-cell>
          <table:table-cell ns42:value-type="float" table:style-name="ce34" office:value="797" office:value-type="float">
            <text:p>797</text:p>
          </table:table-cell>
          <table:table-cell ns42:value-type="float" table:style-name="ce34" office:value="277" office:value-type="float">
            <text:p>277</text:p>
          </table:table-cell>
          <table:table-cell table:formula="of:=SUM([.I12:.K12])" ns42:value-type="float" table:style-name="ce34" office:value-type="float" office:value="2624">
            <text:p>2624</text:p>
          </table:table-cell>
          <table:table-cell table:formula="of:=SUM([.L12];[.H12])" ns42:value-type="float" table:style-name="ce34" office:value-type="float" office:value="4988">
            <text:p>4988</text:p>
          </table:table-cell>
          <table:table-cell ns42:value-type="float" table:style-name="ce46" office:value="4200" office:value-type="float">
            <text:p>4200</text:p>
          </table:table-cell>
          <table:table-cell ns42:value-type="float" table:style-name="ce46" office:value="738" office:value-type="float">
            <text:p>738</text:p>
          </table:table-cell>
          <table:table-cell ns42:value-type="float" table:style-name="ce46" office:value="50" office:value-type="float">
            <text:p>50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demblik *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2:value-type="float" table:style-name="ce24" office:value="471" office:value-type="float">
            <text:p>471</text:p>
          </table:table-cell>
          <table:table-cell ns42:value-type="float" table:style-name="ce34" office:value="575" office:value-type="float">
            <text:p>575</text:p>
          </table:table-cell>
          <table:table-cell ns42:value-type="float" table:style-name="ce34" office:value="896" office:value-type="float">
            <text:p>896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48" office:value-type="float">
            <text:p>48</text:p>
          </table:table-cell>
          <table:table-cell table:formula="of:=SUM([.E13:.G13])" ns42:value-type="float" table:style-name="ce34" office:value-type="float" office:value="1374">
            <text:p>1374</text:p>
          </table:table-cell>
          <table:table-cell ns42:value-type="float" table:style-name="ce34" office:value="878" office:value-type="float">
            <text:p>878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124" office:value-type="float">
            <text:p>124</text:p>
          </table:table-cell>
          <table:table-cell table:formula="of:=SUM([.I13:.K13])" ns42:value-type="float" table:style-name="ce34" office:value-type="float" office:value="1433">
            <text:p>1433</text:p>
          </table:table-cell>
          <table:table-cell table:formula="of:=SUM([.L13];[.H13])" ns42:value-type="float" table:style-name="ce44" office:value-type="float" office:value="2807">
            <text:p>2807</text:p>
          </table:table-cell>
          <table:table-cell ns42:value-type="float" table:style-name="ce46" office:value="1802" office:value-type="float">
            <text:p>1802</text:p>
          </table:table-cell>
          <table:table-cell ns42:value-type="float" table:style-name="ce46" office:value="952" office:value-type="float">
            <text:p>952</text:p>
          </table:table-cell>
          <table:table-cell ns42:value-type="float" table:style-name="ce46" office:value="53" office:value-type="float">
            <text:p>53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dam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2:value-type="float" table:style-name="ce24" office:value="839" office:value-type="float">
            <text:p>839</text:p>
          </table:table-cell>
          <table:table-cell ns42:value-type="float" table:style-name="ce34" office:value="893" office:value-type="float">
            <text:p>893</text:p>
          </table:table-cell>
          <table:table-cell ns42:value-type="float" table:style-name="ce34" office:value="1203" office:value-type="float">
            <text:p>1203</text:p>
          </table:table-cell>
          <table:table-cell ns42:value-type="float" table:style-name="ce34" office:value="659" office:value-type="float">
            <text:p>659</text:p>
          </table:table-cell>
          <table:table-cell ns42:value-type="float" table:style-name="ce34" office:value="88" office:value-type="float">
            <text:p>88</text:p>
          </table:table-cell>
          <table:table-cell table:formula="of:=SUM([.E14:.G14])" ns42:value-type="float" table:style-name="ce34" office:value-type="float" office:value="1950">
            <text:p>1950</text:p>
          </table:table-cell>
          <table:table-cell ns42:value-type="float" table:style-name="ce34" office:value="1222" office:value-type="float">
            <text:p>1222</text:p>
          </table:table-cell>
          <table:table-cell ns42:value-type="float" table:style-name="ce34" office:value="655" office:value-type="float">
            <text:p>655</text:p>
          </table:table-cell>
          <table:table-cell ns42:value-type="float" table:style-name="ce34" office:value="197" office:value-type="float">
            <text:p>197</text:p>
          </table:table-cell>
          <table:table-cell table:formula="of:=SUM([.I14:.K14])" ns42:value-type="float" table:style-name="ce34" office:value-type="float" office:value="2074">
            <text:p>2074</text:p>
          </table:table-cell>
          <table:table-cell table:formula="of:=SUM([.L14];[.H14])" ns42:value-type="float" table:style-name="ce34" office:value-type="float" office:value="4024">
            <text:p>4024</text:p>
          </table:table-cell>
          <table:table-cell ns42:value-type="float" table:style-name="ce46" office:value="2445" office:value-type="float">
            <text:p>2445</text:p>
          </table:table-cell>
          <table:table-cell ns42:value-type="float" table:style-name="ce46" office:value="1494" office:value-type="float">
            <text:p>1494</text:p>
          </table:table-cell>
          <table:table-cell ns42:value-type="float" table:style-name="ce46" office:value="85" office:value-type="float">
            <text:p>85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nickendam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2:value-type="float" table:style-name="ce24" office:value="484" office:value-type="float">
            <text:p>484</text:p>
          </table:table-cell>
          <table:table-cell ns42:value-type="float" table:style-name="ce34" office:value="507" office:value-type="float">
            <text:p>507</text:p>
          </table:table-cell>
          <table:table-cell ns42:value-type="float" table:style-name="ce34" office:value="761" office:value-type="float">
            <text:p>761</text:p>
          </table:table-cell>
          <table:table-cell ns42:value-type="float" table:style-name="ce34" office:value="379" office:value-type="float">
            <text:p>379</text:p>
          </table:table-cell>
          <table:table-cell ns42:value-type="float" table:style-name="ce34" office:value="42" office:value-type="float">
            <text:p>42</text:p>
          </table:table-cell>
          <table:table-cell table:formula="of:=SUM([.E15:.G15])" ns42:value-type="float" table:style-name="ce34" office:value-type="float" office:value="1182">
            <text:p>1182</text:p>
          </table:table-cell>
          <table:table-cell ns42:value-type="float" table:style-name="ce34" office:value="806" office:value-type="float">
            <text:p>806</text:p>
          </table:table-cell>
          <table:table-cell ns42:value-type="float" table:style-name="ce34" office:value="377" office:value-type="float">
            <text:p>377</text:p>
          </table:table-cell>
          <table:table-cell ns42:value-type="float" table:style-name="ce34" office:value="111" office:value-type="float">
            <text:p>111</text:p>
          </table:table-cell>
          <table:table-cell table:formula="of:=SUM([.I15:.K15])" ns42:value-type="float" table:style-name="ce34" office:value-type="float" office:value="1294">
            <text:p>1294</text:p>
          </table:table-cell>
          <table:table-cell table:formula="of:=SUM([.L15];[.H15])" ns42:value-type="float" table:style-name="ce34" office:value-type="float" office:value="2476">
            <text:p>2476</text:p>
          </table:table-cell>
          <table:table-cell ns42:value-type="float" table:style-name="ce46" office:value="1755" office:value-type="float">
            <text:p>1755</text:p>
          </table:table-cell>
          <table:table-cell ns42:value-type="float" table:style-name="ce46" office:value="673" office:value-type="float">
            <text:p>673</text:p>
          </table:table-cell>
          <table:table-cell ns42:value-type="float" table:style-name="ce46" office:value="48" office:value-type="float">
            <text:p>48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urmerend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2:value-type="float" table:style-name="ce24" office:value="548" office:value-type="float">
            <text:p>548</text:p>
          </table:table-cell>
          <table:table-cell ns42:value-type="float" table:style-name="ce34" office:value="743" office:value-type="float">
            <text:p>743</text:p>
          </table:table-cell>
          <table:table-cell ns42:value-type="float" table:style-name="ce34" office:value="981" office:value-type="float">
            <text:p>981</text:p>
          </table:table-cell>
          <table:table-cell ns42:value-type="float" table:style-name="ce34" office:value="518" office:value-type="float">
            <text:p>518</text:p>
          </table:table-cell>
          <table:table-cell ns42:value-type="float" table:style-name="ce34" office:value="81" office:value-type="float">
            <text:p>81</text:p>
          </table:table-cell>
          <table:table-cell table:formula="of:=SUM([.E16:.G16])" ns42:value-type="float" table:style-name="ce34" office:value-type="float" office:value="1580">
            <text:p>1580</text:p>
          </table:table-cell>
          <table:table-cell ns42:value-type="float" table:style-name="ce34" office:value="1084" office:value-type="float">
            <text:p>1084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188" office:value-type="float">
            <text:p>188</text:p>
          </table:table-cell>
          <table:table-cell table:formula="of:=SUM([.I16:.K16])" ns42:value-type="float" table:style-name="ce34" office:value-type="float" office:value="1792">
            <text:p>1792</text:p>
          </table:table-cell>
          <table:table-cell table:formula="of:=SUM([.L16];[.H16])" ns42:value-type="float" table:style-name="ce34" office:value-type="float" office:value="3372">
            <text:p>3372</text:p>
          </table:table-cell>
          <table:table-cell ns42:value-type="float" table:style-name="ce46" office:value="2440" office:value-type="float">
            <text:p>2440</text:p>
          </table:table-cell>
          <table:table-cell ns42:value-type="float" table:style-name="ce46" office:value="875" office:value-type="float">
            <text:p>875</text:p>
          </table:table-cell>
          <table:table-cell ns42:value-type="float" table:style-name="ce46" office:value="55" office:value-type="float">
            <text:p>55</text:p>
          </table:table-cell>
          <table:table-cell ns42:value-type="float" table:style-name="ce46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esp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2:value-type="float" table:style-name="ce24" office:value="647" office:value-type="float">
            <text:p>647</text:p>
          </table:table-cell>
          <table:table-cell ns42:value-type="float" table:style-name="ce34" office:value="760" office:value-type="float">
            <text:p>760</text:p>
          </table:table-cell>
          <table:table-cell ns42:value-type="float" table:style-name="ce34" office:value="836" office:value-type="float">
            <text:p>836</text:p>
          </table:table-cell>
          <table:table-cell ns42:value-type="float" table:style-name="ce34" office:value="481" office:value-type="float">
            <text:p>481</text:p>
          </table:table-cell>
          <table:table-cell ns42:value-type="float" table:style-name="ce34" office:value="48" office:value-type="float">
            <text:p>48</text:p>
          </table:table-cell>
          <table:table-cell table:formula="of:=SUM([.E17:.G17])" ns42:value-type="float" table:style-name="ce34" office:value-type="float" office:value="1365">
            <text:p>1365</text:p>
          </table:table-cell>
          <table:table-cell ns42:value-type="float" table:style-name="ce34" office:value="942" office:value-type="float">
            <text:p>942</text:p>
          </table:table-cell>
          <table:table-cell ns42:value-type="float" table:style-name="ce34" office:value="480" office:value-type="float">
            <text:p>480</text:p>
          </table:table-cell>
          <table:table-cell ns42:value-type="float" table:style-name="ce34" office:value="167" office:value-type="float">
            <text:p>167</text:p>
          </table:table-cell>
          <table:table-cell table:formula="of:=SUM([.I17:.K17])" ns42:value-type="float" table:style-name="ce34" office:value-type="float" office:value="1589">
            <text:p>1589</text:p>
          </table:table-cell>
          <table:table-cell table:formula="of:=SUM([.L17];[.H17])" ns42:value-type="float" table:style-name="ce34" office:value-type="float" office:value="2954">
            <text:p>2954</text:p>
          </table:table-cell>
          <table:table-cell ns42:value-type="float" table:style-name="ce46" office:value="2016" office:value-type="float">
            <text:p>2016</text:p>
          </table:table-cell>
          <table:table-cell ns42:value-type="float" table:style-name="ce46" office:value="808" office:value-type="float">
            <text:p>808</text:p>
          </table:table-cell>
          <table:table-cell ns42:value-type="float" table:style-name="ce46" office:value="129" office:value-type="float">
            <text:p>129</text:p>
          </table:table-cell>
          <table:table-cell ns42:value-type="float" table:style-name="ce46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aandam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2:value-type="float" table:style-name="ce24" office:value="1562" office:value-type="float">
            <text:p>1562</text:p>
          </table:table-cell>
          <table:table-cell ns42:value-type="float" table:style-name="ce34" office:value="2408" office:value-type="float">
            <text:p>2408</text:p>
          </table:table-cell>
          <table:table-cell ns42:value-type="float" table:style-name="ce34" office:value="3269" office:value-type="float">
            <text:p>3269</text:p>
          </table:table-cell>
          <table:table-cell ns42:value-type="float" table:style-name="ce34" office:value="1794" office:value-type="float">
            <text:p>1794</text:p>
          </table:table-cell>
          <table:table-cell ns42:value-type="float" table:style-name="ce34" office:value="212" office:value-type="float">
            <text:p>212</text:p>
          </table:table-cell>
          <table:table-cell table:formula="of:=SUM([.E18:.G18])" ns42:value-type="float" table:style-name="ce34" office:value-type="float" office:value="5275">
            <text:p>5275</text:p>
          </table:table-cell>
          <table:table-cell ns42:value-type="float" table:style-name="ce34" office:value="3503" office:value-type="float">
            <text:p>3503</text:p>
          </table:table-cell>
          <table:table-cell ns42:value-type="float" table:style-name="ce34" office:value="1798" office:value-type="float">
            <text:p>1798</text:p>
          </table:table-cell>
          <table:table-cell ns42:value-type="float" table:style-name="ce34" office:value="563" office:value-type="float">
            <text:p>563</text:p>
          </table:table-cell>
          <table:table-cell table:formula="of:=SUM([.I18:.K18])" ns42:value-type="float" table:style-name="ce34" office:value-type="float" office:value="5864">
            <text:p>5864</text:p>
          </table:table-cell>
          <table:table-cell table:formula="of:=SUM([.L18];[.H18])" ns42:value-type="float" table:style-name="ce34" office:value-type="float" office:value="11139">
            <text:p>11139</text:p>
          </table:table-cell>
          <table:table-cell ns42:value-type="float" table:style-name="ce46" office:value="9253" office:value-type="float">
            <text:p>9253</text:p>
          </table:table-cell>
          <table:table-cell ns42:value-type="float" table:style-name="ce46" office:value="1714" office:value-type="float">
            <text:p>1714</text:p>
          </table:table-cell>
          <table:table-cell ns42:value-type="float" table:style-name="ce46" office:value="135" office:value-type="float">
            <text:p>135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16"/>
          <table:table-cell table:formula="of:=SUM([.C8:.C18])" ns42:value-type="float" table:style-name="ce25" office:value-type="float" office:value="38349">
            <text:p>38349</text:p>
          </table:table-cell>
          <table:table-cell table:formula="of:=SUM([.D8:.D18])" ns42:value-type="float" table:style-name="ce35" office:value-type="float" office:value="61801">
            <text:p>61801</text:p>
          </table:table-cell>
          <table:table-cell table:formula="of:=SUM([.E8:.E18])" ns42:value-type="float" table:style-name="ce35" office:value-type="float" office:value="80369">
            <text:p>80369</text:p>
          </table:table-cell>
          <table:table-cell table:formula="of:=SUM([.F8:.F18])" ns42:value-type="float" table:style-name="ce35" office:value-type="float" office:value="45683">
            <text:p>45683</text:p>
          </table:table-cell>
          <table:table-cell table:formula="of:=SUM([.G8:.G18])" ns42:value-type="float" table:style-name="ce35" office:value-type="float" office:value="4620">
            <text:p>4620</text:p>
          </table:table-cell>
          <table:table-cell table:formula="of:=SUM([.H8:.H18])" ns42:value-type="float" table:style-name="ce35" office:value-type="float" office:value="130672">
            <text:p>130672</text:p>
          </table:table-cell>
          <table:table-cell table:formula="of:=SUM([.I8:.I18])" ns42:value-type="float" table:style-name="ce35" office:value-type="float" office:value="93669">
            <text:p>93669</text:p>
          </table:table-cell>
          <table:table-cell table:formula="of:=SUM([.J8:.J18])" ns42:value-type="float" table:style-name="ce35" office:value-type="float" office:value="45596">
            <text:p>45596</text:p>
          </table:table-cell>
          <table:table-cell table:formula="of:=SUM([.K8:.K18])" ns42:value-type="float" table:style-name="ce35" office:value-type="float" office:value="15687">
            <text:p>15687</text:p>
          </table:table-cell>
          <table:table-cell table:formula="of:=SUM([.L8:.L18])" ns42:value-type="float" table:style-name="ce35" office:value-type="float" office:value="154952">
            <text:p>154952</text:p>
          </table:table-cell>
          <table:table-cell table:formula="of:=SUM([.M8:.M18])" ns42:value-type="float" table:style-name="ce35" office:value-type="float" office:value="285624">
            <text:p>285624</text:p>
          </table:table-cell>
          <table:table-cell table:formula="of:=SUM([.N8:.N18])" ns42:value-type="float" table:style-name="ce35" office:value-type="float" office:value="192656">
            <text:p>192656</text:p>
          </table:table-cell>
          <table:table-cell table:formula="of:=SUM([.O8:.O18])" ns42:value-type="float" table:style-name="ce35" office:value-type="float" office:value="67891">
            <text:p>67891</text:p>
          </table:table-cell>
          <table:table-cell table:formula="of:=SUM([.P8:.P18])" ns42:value-type="float" table:style-name="ce35" office:value-type="float" office:value="24711">
            <text:p>24711</text:p>
          </table:table-cell>
          <table:table-cell table:formula="of:=SUM([.Q8:.Q18])" ns42:value-type="float" table:style-name="ce35" office:value-type="float" office:value="366">
            <text:p>36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2" office:value-type="float">
            <text:p>32</text:p>
          </table:table-cell>
          <table:table-cell ns42:value-type="float" table:style-name="ce62" office:value="33" office:value-type="float">
            <text:p>33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80" office:value-type="string">
            <text:p>Aalsmee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2:value-type="float" table:style-name="ce23" office:value="373" office:value-type="float">
            <text:p>373</text:p>
          </table:table-cell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07" office:value-type="float">
            <text:p>40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E8:.G8])" ns42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98" office:value-type="float">
            <text:p>98</text:p>
          </table:table-cell>
          <table:table-cell table:formula="of:=SUM([.I8:.K8])" ns42:value-type="float" table:style-name="ce33" office:value-type="float" office:value="1233">
            <text:p>1233</text:p>
          </table:table-cell>
          <table:table-cell table:formula="of:=SUM([.H8]+[.L8])" ns42:value-type="float" table:style-name="ce33" office:value-type="float" office:value="2474">
            <text:p>2474</text:p>
          </table:table-cell>
          <table:table-cell ns42:value-type="float" table:style-name="TL_20_Data" office:value="1864" office:value-type="float">
            <text:p>1864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bbekerk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:.G9])" ns42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9:.K9])" ns42:value-type="float" table:style-name="ce34" office:value-type="float" office:value="372">
            <text:p>372</text:p>
          </table:table-cell>
          <table:table-cell table:formula="of:=SUM([.H9]+[.L9])" ns42:value-type="float" table:style-name="ce34" office:value-type="float" office:value="731">
            <text:p>731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77" office:value-type="float">
            <text:p>277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kersloot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10:.G10])" ns42:value-type="float" table:style-name="ce34" office:value-type="float" office:value="522">
            <text:p>522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0:.K10])" ns42:value-type="float" table:style-name="ce34" office:value-type="float" office:value="442">
            <text:p>442</text:p>
          </table:table-cell>
          <table:table-cell table:formula="of:=SUM([.H10]+[.L10])" ns42:value-type="float" table:style-name="ce34" office:value-type="float" office:value="964">
            <text:p>964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dijk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2:value-type="float" table:style-name="ce24" office:value="249" office:value-type="float">
            <text:p>249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:.G11])" ns42:value-type="float" table:style-name="ce34" office:value-type="float" office:value="741">
            <text:p>741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1:.K11])" ns42:value-type="float" table:style-name="ce34" office:value-type="float" office:value="715">
            <text:p>715</text:p>
          </table:table-cell>
          <table:table-cell table:formula="of:=SUM([.H11]+[.L11])" ns42:value-type="float" table:style-name="ce34" office:value-type="float" office:value="1456">
            <text:p>1456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keve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12:.G12])" ns42:value-type="float" table:style-name="ce34" office:value-type="float" office:value="228">
            <text:p>22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2:.K12])" ns42:value-type="float" table:style-name="ce34" office:value-type="float" office:value="270">
            <text:p>270</text:p>
          </table:table-cell>
          <table:table-cell table:formula="of:=SUM([.H12]+[.L12])" ns42:value-type="float" table:style-name="ce34" office:value-type="float" office:value="498">
            <text:p>49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ssendelft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2:value-type="float" table:style-name="ce24" office:value="357" office:value-type="float">
            <text:p>35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E13:.G13])" ns42:value-type="float" table:style-name="ce34" office:value-type="float" office:value="1359">
            <text:p>1359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13:.K13])" ns42:value-type="float" table:style-name="ce34" office:value-type="float" office:value="1352">
            <text:p>1352</text:p>
          </table:table-cell>
          <table:table-cell table:formula="of:=SUM([.H13]+[.L13])" ns42:value-type="float" table:style-name="ce34" office:value-type="float" office:value="2711">
            <text:p>2711</text:p>
          </table:table-cell>
          <table:table-cell ns42:value-type="float" table:style-name="TL_20_Data" office:value="1259" office:value-type="float">
            <text:p>1259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venhorn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2:value-type="float" table:style-name="ce24" office:value="73" office:value-type="float">
            <text:p>73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14:.G14])" ns42:value-type="float" table:style-name="ce34" office:value-type="float" office:value="199">
            <text:p>19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14:.K14])" ns42:value-type="float" table:style-name="ce34" office:value-type="float" office:value="195">
            <text:p>195</text:p>
          </table:table-cell>
          <table:table-cell table:formula="of:=SUM([.H14]+[.L14])" ns42:value-type="float" table:style-name="ce34" office:value-type="float" office:value="394">
            <text:p>39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arsingerhorn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2:value-type="float" table:style-name="ce24" office:value="337" office:value-type="float">
            <text:p>337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5:.G15])" ns42:value-type="float" table:style-name="ce34" office:value-type="float" office:value="773">
            <text:p>773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15:.K15])" ns42:value-type="float" table:style-name="ce34" office:value-type="float" office:value="790">
            <text:p>790</text:p>
          </table:table-cell>
          <table:table-cell table:formula="of:=SUM([.H15]+[.L15])" ns42:value-type="float" table:style-name="ce34" office:value-type="float" office:value="1563">
            <text:p>1563</text:p>
          </table:table-cell>
          <table:table-cell ns42:value-type="float" table:style-name="TL_20_Data" office:value="1528" office:value-type="float">
            <text:p>1528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mste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2:value-type="float" table:style-name="ce24" office:value="451" office:value-type="float">
            <text:p>451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6:.G16])" ns42:value-type="float" table:style-name="ce34" office:value-type="float" office:value="1456">
            <text:p>1456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16:.K16])" ns42:value-type="float" table:style-name="ce34" office:value-type="float" office:value="1515">
            <text:p>1515</text:p>
          </table:table-cell>
          <table:table-cell table:formula="of:=SUM([.H16]+[.L16])" ns42:value-type="float" table:style-name="ce34" office:value-type="float" office:value="2971">
            <text:p>2971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ts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2:value-type="float" table:style-name="ce24" office:value="75" office:value-type="float">
            <text:p>75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17:.G17])" ns42:value-type="float" table:style-name="ce34" office:value-type="float" office:value="219">
            <text:p>21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7:.K17])" ns42:value-type="float" table:style-name="ce34" office:value-type="float" office:value="198">
            <text:p>198</text:p>
          </table:table-cell>
          <table:table-cell table:formula="of:=SUM([.H17]+[.L17])" ns42:value-type="float" table:style-name="ce34" office:value-type="float" office:value="417">
            <text:p>41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nnebroek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8:.G18])" ns42:value-type="float" table:style-name="ce34" office:value-type="float" office:value="205">
            <text:p>20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8:.K18])" ns42:value-type="float" table:style-name="ce34" office:value-type="float" office:value="223">
            <text:p>223</text:p>
          </table:table-cell>
          <table:table-cell table:formula="of:=SUM([.H18]+[.L18])" ns42:value-type="float" table:style-name="ce34" office:value-type="float" office:value="428">
            <text:p>42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gen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68" office:value-type="float">
            <text:p>168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9:.G19])" ns42:value-type="float" table:style-name="ce34" office:value-type="float" office:value="461">
            <text:p>46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9:.K19])" ns42:value-type="float" table:style-name="ce34" office:value-type="float" office:value="473">
            <text:p>473</text:p>
          </table:table-cell>
          <table:table-cell table:formula="of:=SUM([.H19]+[.L19])" ns42:value-type="float" table:style-name="ce34" office:value-type="float" office:value="934">
            <text:p>93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2:value-type="float" table:style-name="ce24" office:value="14" office:value-type="float">
            <text:p>1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20:.G20])" ns42:value-type="float" table:style-name="ce34" office:value-type="float" office:value="33">
            <text:p>3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0:.K20])" ns42:value-type="float" table:style-name="ce34" office:value-type="float" office:value="39">
            <text:p>39</text:p>
          </table:table-cell>
          <table:table-cell table:formula="of:=SUM([.H20]+[.L20])" ns42:value-type="float" table:style-name="ce34" office:value-type="float" office:value="72">
            <text:p>72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2:value-type="float" table:style-name="ce24" office:value="242" office:value-type="float">
            <text:p>2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1:.G21])" ns42:value-type="float" table:style-name="ce34" office:value-type="float" office:value="704">
            <text:p>704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21:.K21])" ns42:value-type="float" table:style-name="ce34" office:value-type="float" office:value="734">
            <text:p>734</text:p>
          </table:table-cell>
          <table:table-cell table:formula="of:=SUM([.H21]+[.L21])" ns42:value-type="float" table:style-name="ce34" office:value-type="float" office:value="1438">
            <text:p>1438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2:value-type="float" table:style-name="ce24" office:value="382" office:value-type="float">
            <text:p>382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4" office:value-type="float" office:value="1119">
            <text:p>1119</text:p>
          </table:table-cell>
          <table:table-cell ns42:value-type="float" table:style-name="TL_20_Data" office:value="661" office:value-type="float">
            <text:p>66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I22:.K22])" ns42:value-type="float" table:style-name="ce34" office:value-type="float" office:value="1133">
            <text:p>1133</text:p>
          </table:table-cell>
          <table:table-cell table:formula="of:=SUM([.H22]+[.L22])" ns42:value-type="float" table:style-name="ce34" office:value-type="float" office:value="2252">
            <text:p>2252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254" office:value-type="float">
            <text:p>125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23:.G23])" ns42:value-type="float" table:style-name="ce34" office:value-type="float" office:value="369">
            <text:p>369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3:.K23])" ns42:value-type="float" table:style-name="ce34" office:value-type="float" office:value="377">
            <text:p>377</text:p>
          </table:table-cell>
          <table:table-cell table:formula="of:=SUM([.H23]+[.L23])" ns42:value-type="float" table:style-name="ce34" office:value-type="float" office:value="746">
            <text:p>746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2:value-type="float" table:style-name="ce24" office:value="293" office:value-type="float">
            <text:p>29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24:.G24])" ns42:value-type="float" table:style-name="ce34" office:value-type="float" office:value="1016">
            <text:p>1016</text:p>
          </table:table-cell>
          <table:table-cell ns42:value-type="float" table:style-name="TL_20_Data" office:value="681" office:value-type="float">
            <text:p>681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70" office:value-type="float">
            <text:p>70</text:p>
          </table:table-cell>
          <table:table-cell table:formula="of:=SUM([.I24:.K24])" ns42:value-type="float" table:style-name="ce34" office:value-type="float" office:value="1042">
            <text:p>1042</text:p>
          </table:table-cell>
          <table:table-cell table:formula="of:=SUM([.H24]+[.L24])" ns42:value-type="float" table:style-name="ce34" office:value-type="float" office:value="2058">
            <text:p>2058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25:.G25])" ns42:value-type="float" table:style-name="ce34" office:value-type="float" office:value="543">
            <text:p>54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5:.K25])" ns42:value-type="float" table:style-name="ce34" office:value-type="float" office:value="529">
            <text:p>529</text:p>
          </table:table-cell>
          <table:table-cell table:formula="of:=SUM([.H25]+[.L25])" ns42:value-type="float" table:style-name="ce34" office:value-type="float" office:value="1072">
            <text:p>107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26:.G26])" ns42:value-type="float" table:style-name="ce34" office:value-type="float" office:value="475">
            <text:p>475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26:.K26])" ns42:value-type="float" table:style-name="ce34" office:value-type="float" office:value="517">
            <text:p>517</text:p>
          </table:table-cell>
          <table:table-cell table:formula="of:=SUM([.H26]+[.L26])" ns42:value-type="float" table:style-name="ce34" office:value-type="float" office:value="992">
            <text:p>992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2:value-type="float" table:style-name="ce24" office:value="212" office:value-type="float">
            <text:p>212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27:.G27])" ns42:value-type="float" table:style-name="ce34" office:value-type="float" office:value="677">
            <text:p>677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27:.K27])" ns42:value-type="float" table:style-name="ce34" office:value-type="float" office:value="730">
            <text:p>730</text:p>
          </table:table-cell>
          <table:table-cell table:formula="of:=SUM([.H27]+[.L27])" ns42:value-type="float" table:style-name="ce34" office:value-type="float" office:value="1407">
            <text:p>1407</text:p>
          </table:table-cell>
          <table:table-cell ns42:value-type="float" table:style-name="TL_20_Data" office:value="1363" office:value-type="float">
            <text:p>136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2:value-type="float" table:style-name="ce24" office:value="131" office:value-type="float">
            <text:p>13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8:.G28])" ns42:value-type="float" table:style-name="ce34" office:value-type="float" office:value="346">
            <text:p>34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28:.K28])" ns42:value-type="float" table:style-name="ce34" office:value-type="float" office:value="355">
            <text:p>355</text:p>
          </table:table-cell>
          <table:table-cell table:formula="of:=SUM([.H28]+[.L28])" ns42:value-type="float" table:style-name="ce34" office:value-type="float" office:value="701">
            <text:p>701</text:p>
          </table:table-cell>
          <table:table-cell ns42:value-type="float" table:style-name="TL_20_Data" office:value="691" office:value-type="float">
            <text:p>69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29:.G29])" ns42:value-type="float" table:style-name="ce34" office:value-type="float" office:value="383">
            <text:p>383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29:.K29])" ns42:value-type="float" table:style-name="ce34" office:value-type="float" office:value="433">
            <text:p>433</text:p>
          </table:table-cell>
          <table:table-cell table:formula="of:=SUM([.H29]+[.L29])" ns42:value-type="float" table:style-name="ce34" office:value-type="float" office:value="816">
            <text:p>816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0:.G30])" ns42:value-type="float" table:style-name="ce34" office:value-type="float" office:value="364">
            <text:p>364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30:.K30])" ns42:value-type="float" table:style-name="ce34" office:value-type="float" office:value="376">
            <text:p>376</text:p>
          </table:table-cell>
          <table:table-cell table:formula="of:=SUM([.H30]+[.L30])" ns42:value-type="float" table:style-name="ce34" office:value-type="float" office:value="740">
            <text:p>74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2:value-type="float" table:style-name="ce24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31:.G31])" ns42:value-type="float" table:style-name="ce34" office:value-type="float" office:value="88">
            <text:p>8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31:.K31])" ns42:value-type="float" table:style-name="ce34" office:value-type="float" office:value="76">
            <text:p>76</text:p>
          </table:table-cell>
          <table:table-cell table:formula="of:=SUM([.H31]+[.L31])" ns42:value-type="float" table:style-name="ce34" office:value-type="float" office:value="164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2:value-type="float" table:style-name="ce24" office:value="55" office:value-type="float">
            <text:p>5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32:.G32])" ns42:value-type="float" table:style-name="ce34" office:value-type="float" office:value="180">
            <text:p>180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32:.K32])" ns42:value-type="float" table:style-name="ce34" office:value-type="float" office:value="147">
            <text:p>147</text:p>
          </table:table-cell>
          <table:table-cell table:formula="of:=SUM([.H32]+[.L32])" ns42:value-type="float" table:style-name="ce34" office:value-type="float" office:value="327">
            <text:p>32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2:value-type="float" table:style-name="ce24" office:value="151" office:value-type="float">
            <text:p>151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4" office:value-type="float" office:value="490">
            <text:p>49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3:.K33])" ns42:value-type="float" table:style-name="ce34" office:value-type="float" office:value="482">
            <text:p>482</text:p>
          </table:table-cell>
          <table:table-cell table:formula="of:=SUM([.H33]+[.L33])" ns42:value-type="float" table:style-name="ce34" office:value-type="float" office:value="972">
            <text:p>97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839" office:value-type="float">
            <text:p>8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2:value-type="float" table:style-name="ce24" office:value="376" office:value-type="float">
            <text:p>376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778" office:value-type="float">
            <text:p>77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E34:.G34])" ns42:value-type="float" table:style-name="ce34" office:value-type="float" office:value="1247">
            <text:p>1247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08" office:value-type="float">
            <text:p>108</text:p>
          </table:table-cell>
          <table:table-cell table:formula="of:=SUM([.I34:.K34])" ns42:value-type="float" table:style-name="ce34" office:value-type="float" office:value="1334">
            <text:p>1334</text:p>
          </table:table-cell>
          <table:table-cell table:formula="of:=SUM([.H34]+[.L34])" ns42:value-type="float" table:style-name="ce34" office:value-type="float" office:value="2581">
            <text:p>2581</text:p>
          </table:table-cell>
          <table:table-cell ns42:value-type="float" table:style-name="TL_20_Data" office:value="1995" office:value-type="float">
            <text:p>1995</text:p>
          </table:table-cell>
          <table:table-cell ns42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5:.G35])" ns42:value-type="float" table:style-name="ce34" office:value-type="float" office:value="451">
            <text:p>45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5:.K35])" ns42:value-type="float" table:style-name="ce34" office:value-type="float" office:value="372">
            <text:p>372</text:p>
          </table:table-cell>
          <table:table-cell table:formula="of:=SUM([.H35]+[.L35])" ns42:value-type="float" table:style-name="ce34" office:value-type="float" office:value="823">
            <text:p>823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2:value-type="float" table:style-name="ce24" office:value="200" office:value-type="float">
            <text:p>200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6:.G36])" ns42:value-type="float" table:style-name="ce34" office:value-type="float" office:value="667">
            <text:p>667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36:.K36])" ns42:value-type="float" table:style-name="ce34" office:value-type="float" office:value="671">
            <text:p>671</text:p>
          </table:table-cell>
          <table:table-cell table:formula="of:=SUM([.H36]+[.L36])" ns42:value-type="float" table:style-name="ce34" office:value-type="float" office:value="1338">
            <text:p>1338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37:.G37])" ns42:value-type="float" table:style-name="ce34" office:value-type="float" office:value="457">
            <text:p>457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37:.K37])" ns42:value-type="float" table:style-name="ce34" office:value-type="float" office:value="463">
            <text:p>463</text:p>
          </table:table-cell>
          <table:table-cell table:formula="of:=SUM([.H37]+[.L37])" ns42:value-type="float" table:style-name="ce34" office:value-type="float" office:value="920">
            <text:p>920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2:value-type="float" table:style-name="ce24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38:.G38])" ns42:value-type="float" table:style-name="ce34" office:value-type="float" office:value="67">
            <text:p>6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38:.K38])" ns42:value-type="float" table:style-name="ce34" office:value-type="float" office:value="58">
            <text:p>58</text:p>
          </table:table-cell>
          <table:table-cell table:formula="of:=SUM([.H38]+[.L38])" ns42:value-type="float" table:style-name="ce34" office:value-type="float" office:value="125">
            <text:p>125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39:.G39])" ns42:value-type="float" table:style-name="ce34" office:value-type="float" office:value="696">
            <text:p>69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39:.K39])" ns42:value-type="float" table:style-name="ce34" office:value-type="float" office:value="767">
            <text:p>767</text:p>
          </table:table-cell>
          <table:table-cell table:formula="of:=SUM([.H39]+[.L39])" ns42:value-type="float" table:style-name="ce34" office:value-type="float" office:value="1463">
            <text:p>1463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4" office:value-type="float" office:value="548">
            <text:p>54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4" office:value-type="float" office:value="667">
            <text:p>667</text:p>
          </table:table-cell>
          <table:table-cell table:formula="of:=SUM([.H40]+[.L40])" ns42:value-type="float" table:style-name="ce34" office:value-type="float" office:value="1215">
            <text:p>1215</text:p>
          </table:table-cell>
          <table:table-cell ns42:value-type="float" table:style-name="TL_20_Data" office:value="899" office:value-type="float">
            <text:p>89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2:value-type="float" table:style-name="ce24" office:value="283" office:value-type="float">
            <text:p>283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1" office:value-type="float">
            <text:p>51</text:p>
          </table:table-cell>
          <table:table-cell table:formula="of:=SUM([.E41:.G41])" ns42:value-type="float" table:style-name="ce34" office:value-type="float" office:value="815">
            <text:p>815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I41:.K41])" ns42:value-type="float" table:style-name="ce34" office:value-type="float" office:value="834">
            <text:p>834</text:p>
          </table:table-cell>
          <table:table-cell table:formula="of:=SUM([.H41]+[.L41])" ns42:value-type="float" table:style-name="ce34" office:value-type="float" office:value="1649">
            <text:p>1649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1191" office:value-type="float">
            <text:p>119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2:value-type="float" table:style-name="ce24" office:value="49" office:value-type="float">
            <text:p>4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2:.G42])" ns42:value-type="float" table:style-name="ce34" office:value-type="float" office:value="150">
            <text:p>15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42:.K42])" ns42:value-type="float" table:style-name="ce34" office:value-type="float" office:value="157">
            <text:p>157</text:p>
          </table:table-cell>
          <table:table-cell table:formula="of:=SUM([.H42]+[.L42])" ns42:value-type="float" table:style-name="ce34" office:value-type="float" office:value="307">
            <text:p>307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2:value-type="float" table:style-name="ce24" office:value="35" office:value-type="float">
            <text:p>3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3:.G43])" ns42:value-type="float" table:style-name="ce34" office:value-type="float" office:value="118">
            <text:p>11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4" office:value-type="float" office:value="121">
            <text:p>121</text:p>
          </table:table-cell>
          <table:table-cell table:formula="of:=SUM([.H43]+[.L43])" ns42:value-type="float" table:style-name="ce34" office:value-type="float" office:value="239">
            <text:p>23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2:value-type="float" table:style-name="ce24" office:value="183" office:value-type="float">
            <text:p>183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4:.G44])" ns42:value-type="float" table:style-name="ce34" office:value-type="float" office:value="558">
            <text:p>558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4:.K44])" ns42:value-type="float" table:style-name="ce34" office:value-type="float" office:value="539">
            <text:p>539</text:p>
          </table:table-cell>
          <table:table-cell table:formula="of:=SUM([.H44]+[.L44])" ns42:value-type="float" table:style-name="ce34" office:value-type="float" office:value="1097">
            <text:p>1097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475" office:value-type="float">
            <text:p>47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5:.G45])" ns42:value-type="float" table:style-name="ce34" office:value-type="float" office:value="424">
            <text:p>424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45:.K45])" ns42:value-type="float" table:style-name="ce34" office:value-type="float" office:value="385">
            <text:p>385</text:p>
          </table:table-cell>
          <table:table-cell table:formula="of:=SUM([.H45]+[.L45])" ns42:value-type="float" table:style-name="ce34" office:value-type="float" office:value="809">
            <text:p>80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2:value-type="float" table:style-name="ce24" office:value="262" office:value-type="float">
            <text:p>262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46:.G46])" ns42:value-type="float" table:style-name="ce34" office:value-type="float" office:value="1102">
            <text:p>1102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I46:.K46])" ns42:value-type="float" table:style-name="ce34" office:value-type="float" office:value="1230">
            <text:p>1230</text:p>
          </table:table-cell>
          <table:table-cell table:formula="of:=SUM([.H46]+[.L46])" ns42:value-type="float" table:style-name="ce34" office:value-type="float" office:value="2332">
            <text:p>2332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7:.G47])" ns42:value-type="float" table:style-name="ce34" office:value-type="float" office:value="485">
            <text:p>48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4" office:value-type="float" office:value="448">
            <text:p>448</text:p>
          </table:table-cell>
          <table:table-cell table:formula="of:=SUM([.H47]+[.L47])" ns42:value-type="float" table:style-name="ce34" office:value-type="float" office:value="933">
            <text:p>933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2:value-type="float" table:style-name="ce24" office:value="116" office:value-type="float">
            <text:p>11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8:.G48])" ns42:value-type="float" table:style-name="ce34" office:value-type="float" office:value="354">
            <text:p>354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8:.K48])" ns42:value-type="float" table:style-name="ce34" office:value-type="float" office:value="342">
            <text:p>342</text:p>
          </table:table-cell>
          <table:table-cell table:formula="of:=SUM([.H48]+[.L48])" ns42:value-type="float" table:style-name="ce34" office:value-type="float" office:value="696">
            <text:p>696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lder *</text:p>
          </table:table-cell>
          <table:table-cell table:style-name="Default"/>
          <table:table-cell ns42:value-type="float" table:style-name="ce24" office:value="1364" office:value-type="float">
            <text:p>1364</text:p>
          </table:table-cell>
          <table:table-cell ns42:value-type="float" table:style-name="TL_20_Data" office:value="1798" office:value-type="float">
            <text:p>1798</text:p>
          </table:table-cell>
          <table:table-cell ns42:value-type="float" table:style-name="TL_20_Data" office:value="3163" office:value-type="float">
            <text:p>3163</text:p>
          </table:table-cell>
          <table:table-cell ns42:value-type="float" table:style-name="TL_20_Data" office:value="1489" office:value-type="float">
            <text:p>1489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E49:.G49])" ns42:value-type="float" table:style-name="ce34" office:value-type="float" office:value="4757">
            <text:p>4757</text:p>
          </table:table-cell>
          <table:table-cell ns42:value-type="float" table:style-name="TL_20_Data" office:value="2582" office:value-type="float">
            <text:p>2582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261" office:value-type="float">
            <text:p>261</text:p>
          </table:table-cell>
          <table:table-cell table:formula="of:=SUM([.I49:.K49])" ns42:value-type="float" table:style-name="ce34" office:value-type="float" office:value="4331">
            <text:p>4331</text:p>
          </table:table-cell>
          <table:table-cell table:formula="of:=SUM([.H49]+[.L49])" ns42:value-type="float" table:style-name="ce90" office:value-type="float" office:value="9088">
            <text:p>9088</text:p>
          </table:table-cell>
          <table:table-cell ns42:value-type="float" table:style-name="TL_20_Data" office:value="6577" office:value-type="float">
            <text:p>6577</text:p>
          </table:table-cell>
          <table:table-cell ns42:value-type="float" table:style-name="TL_20_Data" office:value="2328" office:value-type="float">
            <text:p>2328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2:value-type="float" table:style-name="ce24" office:value="118" office:value-type="float">
            <text:p>118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50:.G50])" ns42:value-type="float" table:style-name="ce34" office:value-type="float" office:value="294">
            <text:p>29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50:.K50])" ns42:value-type="float" table:style-name="ce34" office:value-type="float" office:value="284">
            <text:p>284</text:p>
          </table:table-cell>
          <table:table-cell table:formula="of:=SUM([.H50]+[.L50])" ns42:value-type="float" table:style-name="ce34" office:value-type="float" office:value="578">
            <text:p>578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264" office:value-type="float">
            <text:p>26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2:value-type="float" table:style-name="ce24" office:value="552" office:value-type="float">
            <text:p>552</text:p>
          </table:table-cell>
          <table:table-cell ns42:value-type="float" table:style-name="TL_20_Data" office:value="1053" office:value-type="float">
            <text:p>1053</text:p>
          </table:table-cell>
          <table:table-cell ns42:value-type="float" table:style-name="TL_20_Data" office:value="1457" office:value-type="float">
            <text:p>1457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90" office:value-type="float">
            <text:p>90</text:p>
          </table:table-cell>
          <table:table-cell table:formula="of:=SUM([.E51:.G51])" ns42:value-type="float" table:style-name="ce34" office:value-type="float" office:value="2407">
            <text:p>2407</text:p>
          </table:table-cell>
          <table:table-cell ns42:value-type="float" table:style-name="TL_20_Data" office:value="1565" office:value-type="float">
            <text:p>1565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TL_20_Data" office:value="172" office:value-type="float">
            <text:p>172</text:p>
          </table:table-cell>
          <table:table-cell table:formula="of:=SUM([.I51:.K51])" ns42:value-type="float" table:style-name="ce34" office:value-type="float" office:value="2592">
            <text:p>2592</text:p>
          </table:table-cell>
          <table:table-cell table:formula="of:=SUM([.H51]+[.L51])" ns42:value-type="float" table:style-name="ce34" office:value-type="float" office:value="4999">
            <text:p>4999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3310" office:value-type="float">
            <text:p>3310</text:p>
          </table:table-cell>
          <table:table-cell ns42:value-type="float" table:style-name="TL_20_Data" office:value="141" office:value-type="float">
            <text:p>14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52:.G52])" ns42:value-type="float" table:style-name="ce34" office:value-type="float" office:value="489">
            <text:p>489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2:.K52])" ns42:value-type="float" table:style-name="ce34" office:value-type="float" office:value="485">
            <text:p>485</text:p>
          </table:table-cell>
          <table:table-cell table:formula="of:=SUM([.H52]+[.L52])" ns42:value-type="float" table:style-name="ce34" office:value-type="float" office:value="974">
            <text:p>974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3:.G53])" ns42:value-type="float" table:style-name="ce34" office:value-type="float" office:value="736">
            <text:p>736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3:.K53])" ns42:value-type="float" table:style-name="ce34" office:value-type="float" office:value="721">
            <text:p>721</text:p>
          </table:table-cell>
          <table:table-cell table:formula="of:=SUM([.H53]+[.L53])" ns42:value-type="float" table:style-name="ce34" office:value-type="float" office:value="1457">
            <text:p>1457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4:.G54])" ns42:value-type="float" table:style-name="ce34" office:value-type="float" office:value="174">
            <text:p>174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54:.K54])" ns42:value-type="float" table:style-name="ce34" office:value-type="float" office:value="163">
            <text:p>163</text:p>
          </table:table-cell>
          <table:table-cell table:formula="of:=SUM([.H54]+[.L54])" ns42:value-type="float" table:style-name="ce34" office:value-type="float" office:value="337">
            <text:p>337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uizen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32" office:value-type="float">
            <text:p>32</text:p>
          </table:table-cell>
          <table:table-cell table:formula="of:=SUM([.E55:.G55])" ns42:value-type="float" table:style-name="ce34" office:value-type="float" office:value="1156">
            <text:p>1156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55:.K55])" ns42:value-type="float" table:style-name="ce34" office:value-type="float" office:value="1186">
            <text:p>1186</text:p>
          </table:table-cell>
          <table:table-cell table:formula="of:=SUM([.H55]+[.L55])" ns42:value-type="float" table:style-name="ce34" office:value-type="float" office:value="2342">
            <text:p>2342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6:.G56])" ns42:value-type="float" table:style-name="ce34" office:value-type="float" office:value="579">
            <text:p>579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56:.K56])" ns42:value-type="float" table:style-name="ce34" office:value-type="float" office:value="612">
            <text:p>612</text:p>
          </table:table-cell>
          <table:table-cell table:formula="of:=SUM([.H56]+[.L56])" ns42:value-type="float" table:style-name="ce34" office:value-type="float" office:value="1191">
            <text:p>1191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2:value-type="float" table:style-name="ce24" office:value="117" office:value-type="float">
            <text:p>11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57:.G57])" ns42:value-type="float" table:style-name="ce34" office:value-type="float" office:value="301">
            <text:p>30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57:.K57])" ns42:value-type="float" table:style-name="ce34" office:value-type="float" office:value="309">
            <text:p>309</text:p>
          </table:table-cell>
          <table:table-cell table:formula="of:=SUM([.H57]+[.L57])" ns42:value-type="float" table:style-name="ce34" office:value-type="float" office:value="610">
            <text:p>610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2:value-type="float" table:style-name="ce24" office:value="30" office:value-type="float">
            <text:p>30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8:.G58])" ns42:value-type="float" table:style-name="ce34" office:value-type="float" office:value="94">
            <text:p>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58:.K58])" ns42:value-type="float" table:style-name="ce34" office:value-type="float" office:value="106">
            <text:p>106</text:p>
          </table:table-cell>
          <table:table-cell table:formula="of:=SUM([.H58]+[.L58])" ns42:value-type="float" table:style-name="ce34" office:value-type="float" office:value="200">
            <text:p>20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9:.G59])" ns42:value-type="float" table:style-name="ce34" office:value-type="float" office:value="90">
            <text:p>9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59:.K59])" ns42:value-type="float" table:style-name="ce34" office:value-type="float" office:value="92">
            <text:p>92</text:p>
          </table:table-cell>
          <table:table-cell table:formula="of:=SUM([.H59]+[.L59])" ns42:value-type="float" table:style-name="ce34" office:value-type="float" office:value="182">
            <text:p>18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60:.G60])" ns42:value-type="float" table:style-name="ce34" office:value-type="float" office:value="341">
            <text:p>341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60:.K60])" ns42:value-type="float" table:style-name="ce34" office:value-type="float" office:value="369">
            <text:p>369</text:p>
          </table:table-cell>
          <table:table-cell table:formula="of:=SUM([.H60]+[.L60])" ns42:value-type="float" table:style-name="ce34" office:value-type="float" office:value="710">
            <text:p>710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2:value-type="float" table:style-name="ce24" office:value="287" office:value-type="float">
            <text:p>28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E61:.G61])" ns42:value-type="float" table:style-name="ce34" office:value-type="float" office:value="992">
            <text:p>992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61:.K61])" ns42:value-type="float" table:style-name="ce34" office:value-type="float" office:value="1104">
            <text:p>1104</text:p>
          </table:table-cell>
          <table:table-cell table:formula="of:=SUM([.H61]+[.L61])" ns42:value-type="float" table:style-name="ce34" office:value-type="float" office:value="2096">
            <text:p>2096</text:p>
          </table:table-cell>
          <table:table-cell ns42:value-type="float" table:style-name="TL_20_Data" office:value="1899" office:value-type="float">
            <text:p>189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2:.G62])" ns42:value-type="float" table:style-name="ce34" office:value-type="float" office:value="357">
            <text:p>357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62:.K62])" ns42:value-type="float" table:style-name="ce34" office:value-type="float" office:value="351">
            <text:p>351</text:p>
          </table:table-cell>
          <table:table-cell table:formula="of:=SUM([.H62]+[.L62])" ns42:value-type="float" table:style-name="ce34" office:value-type="float" office:value="708">
            <text:p>708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63:.G63])" ns42:value-type="float" table:style-name="ce34" office:value-type="float" office:value="174">
            <text:p>17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3:.K63])" ns42:value-type="float" table:style-name="ce34" office:value-type="float" office:value="154">
            <text:p>154</text:p>
          </table:table-cell>
          <table:table-cell table:formula="of:=SUM([.H63]+[.L63])" ns42:value-type="float" table:style-name="ce34" office:value-type="float" office:value="328">
            <text:p>328</text:p>
          </table:table-cell>
          <table:table-cell ns42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2:value-type="float" table:style-name="ce24" office:value="153" office:value-type="float">
            <text:p>153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64:.G64])" ns42:value-type="float" table:style-name="ce34" office:value-type="float" office:value="454">
            <text:p>454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64:.K64])" ns42:value-type="float" table:style-name="ce34" office:value-type="float" office:value="466">
            <text:p>466</text:p>
          </table:table-cell>
          <table:table-cell table:formula="of:=SUM([.H64]+[.L64])" ns42:value-type="float" table:style-name="ce34" office:value-type="float" office:value="920">
            <text:p>920</text:p>
          </table:table-cell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2:value-type="float" table:style-name="ce24" office:value="228" office:value-type="float">
            <text:p>228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587" office:value-type="float">
            <text:p>587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65:.G65])" ns42:value-type="float" table:style-name="ce34" office:value-type="float" office:value="917">
            <text:p>917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65:.K65])" ns42:value-type="float" table:style-name="ce34" office:value-type="float" office:value="1012">
            <text:p>1012</text:p>
          </table:table-cell>
          <table:table-cell table:formula="of:=SUM([.H65]+[.L65])" ns42:value-type="float" table:style-name="ce34" office:value-type="float" office:value="1929">
            <text:p>19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895" office:value-type="float">
            <text:p>189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6:.G66])" ns42:value-type="float" table:style-name="ce34" office:value-type="float" office:value="483">
            <text:p>483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66:.K66])" ns42:value-type="float" table:style-name="ce34" office:value-type="float" office:value="522">
            <text:p>522</text:p>
          </table:table-cell>
          <table:table-cell table:formula="of:=SUM([.H66]+[.L66])" ns42:value-type="float" table:style-name="ce34" office:value-type="float" office:value="1005">
            <text:p>1005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7:.G67])" ns42:value-type="float" table:style-name="ce34" office:value-type="float" office:value="298">
            <text:p>298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7:.K67])" ns42:value-type="float" table:style-name="ce34" office:value-type="float" office:value="277">
            <text:p>277</text:p>
          </table:table-cell>
          <table:table-cell table:formula="of:=SUM([.H67]+[.L67])" ns42:value-type="float" table:style-name="ce34" office:value-type="float" office:value="575">
            <text:p>5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68:.G68])" ns42:value-type="float" table:style-name="ce34" office:value-type="float" office:value="376">
            <text:p>376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8:.K68])" ns42:value-type="float" table:style-name="ce34" office:value-type="float" office:value="405">
            <text:p>405</text:p>
          </table:table-cell>
          <table:table-cell table:formula="of:=SUM([.H68]+[.L68])" ns42:value-type="float" table:style-name="ce34" office:value-type="float" office:value="781">
            <text:p>781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9:.G69])" ns42:value-type="float" table:style-name="ce34" office:value-type="float" office:value="387">
            <text:p>387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69:.K69])" ns42:value-type="float" table:style-name="ce34" office:value-type="float" office:value="346">
            <text:p>346</text:p>
          </table:table-cell>
          <table:table-cell table:formula="of:=SUM([.H69]+[.L69])" ns42:value-type="float" table:style-name="ce34" office:value-type="float" office:value="733">
            <text:p>733</text:p>
          </table:table-cell>
          <table:table-cell ns42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2:value-type="float" table:style-name="ce24" office:value="81" office:value-type="float">
            <text:p>81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0:.G70])" ns42:value-type="float" table:style-name="ce34" office:value-type="float" office:value="218">
            <text:p>21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0:.K70])" ns42:value-type="float" table:style-name="ce34" office:value-type="float" office:value="208">
            <text:p>208</text:p>
          </table:table-cell>
          <table:table-cell table:formula="of:=SUM([.H70]+[.L70])" ns42:value-type="float" table:style-name="ce34" office:value-type="float" office:value="426">
            <text:p>426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1:.G71])" ns42:value-type="float" table:style-name="ce34" office:value-type="float" office:value="270">
            <text:p>27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4" office:value-type="float" office:value="274">
            <text:p>274</text:p>
          </table:table-cell>
          <table:table-cell table:formula="of:=SUM([.H71]+[.L71])" ns42:value-type="float" table:style-name="ce34" office:value-type="float" office:value="544">
            <text:p>544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2:value-type="float" table:style-name="ce24" office:value="251" office:value-type="float">
            <text:p>251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72:.G72])" ns42:value-type="float" table:style-name="ce34" office:value-type="float" office:value="798">
            <text:p>798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72:.K72])" ns42:value-type="float" table:style-name="ce34" office:value-type="float" office:value="852">
            <text:p>852</text:p>
          </table:table-cell>
          <table:table-cell table:formula="of:=SUM([.H72]+[.L72])" ns42:value-type="float" table:style-name="ce34" office:value-type="float" office:value="1650">
            <text:p>1650</text:p>
          </table:table-cell>
          <table:table-cell ns42:value-type="float" table:style-name="TL_20_Data" office:value="1039" office:value-type="float">
            <text:p>1039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TL_20_Data" office:value="489" office:value-type="float">
            <text:p>489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73:.G73])" ns42:value-type="float" table:style-name="ce34" office:value-type="float" office:value="1361">
            <text:p>1361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73:.K73])" ns42:value-type="float" table:style-name="ce34" office:value-type="float" office:value="1229">
            <text:p>1229</text:p>
          </table:table-cell>
          <table:table-cell table:formula="of:=SUM([.H73]+[.L73])" ns42:value-type="float" table:style-name="ce91" office:value-type="float" office:value="2590">
            <text:p>2590</text:p>
          </table:table-cell>
          <table:table-cell ns42:value-type="float" table:style-name="TL_20_Data" office:value="1570" office:value-type="float">
            <text:p>1570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201" office:value-type="float">
            <text:p>20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2:value-type="float" table:style-name="ce24" office:value="101" office:value-type="float">
            <text:p>10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4:.G74])" ns42:value-type="float" table:style-name="ce34" office:value-type="float" office:value="442">
            <text:p>442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4:.K74])" ns42:value-type="float" table:style-name="ce34" office:value-type="float" office:value="409">
            <text:p>409</text:p>
          </table:table-cell>
          <table:table-cell table:formula="of:=SUM([.H74]+[.L74])" ns42:value-type="float" table:style-name="ce34" office:value-type="float" office:value="851">
            <text:p>851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2:value-type="float" table:style-name="ce24" office:value="107" office:value-type="float">
            <text:p>10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5:.G75])" ns42:value-type="float" table:style-name="ce34" office:value-type="float" office:value="322">
            <text:p>32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75:.K75])" ns42:value-type="float" table:style-name="ce34" office:value-type="float" office:value="305">
            <text:p>305</text:p>
          </table:table-cell>
          <table:table-cell table:formula="of:=SUM([.H75]+[.L75])" ns42:value-type="float" table:style-name="ce34" office:value-type="float" office:value="627">
            <text:p>62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6:.G76])" ns42:value-type="float" table:style-name="ce34" office:value-type="float" office:value="568">
            <text:p>5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76:.K76])" ns42:value-type="float" table:style-name="ce34" office:value-type="float" office:value="609">
            <text:p>609</text:p>
          </table:table-cell>
          <table:table-cell table:formula="of:=SUM([.H76]+[.L76])" ns42:value-type="float" table:style-name="ce34" office:value-type="float" office:value="1177">
            <text:p>1177</text:p>
          </table:table-cell>
          <table:table-cell ns42:value-type="float" table:style-name="TL_20_Data" office:value="990" office:value-type="float">
            <text:p>990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2:value-type="float" table:style-name="ce24" office:value="149" office:value-type="float">
            <text:p>149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77:.G77])" ns42:value-type="float" table:style-name="ce34" office:value-type="float" office:value="404">
            <text:p>40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7:.K77])" ns42:value-type="float" table:style-name="ce34" office:value-type="float" office:value="404">
            <text:p>404</text:p>
          </table:table-cell>
          <table:table-cell table:formula="of:=SUM([.H77]+[.L77])" ns42:value-type="float" table:style-name="ce34" office:value-type="float" office:value="808">
            <text:p>808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2:value-type="float" table:style-name="ce24" office:value="1010" office:value-type="float">
            <text:p>101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E78:.G78])" ns42:value-type="float" table:style-name="ce34" office:value-type="float" office:value="2433">
            <text:p>2433</text:p>
          </table:table-cell>
          <table:table-cell ns42:value-type="float" table:style-name="TL_20_Data" office:value="1564" office:value-type="float">
            <text:p>1564</text:p>
          </table:table-cell>
          <table:table-cell ns42:value-type="float" table:style-name="TL_20_Data" office:value="836" office:value-type="float">
            <text:p>836</text:p>
          </table:table-cell>
          <table:table-cell ns42:value-type="float" table:style-name="TL_20_Data" office:value="251" office:value-type="float">
            <text:p>251</text:p>
          </table:table-cell>
          <table:table-cell table:formula="of:=SUM([.I78:.K78])" ns42:value-type="float" table:style-name="ce34" office:value-type="float" office:value="2651">
            <text:p>2651</text:p>
          </table:table-cell>
          <table:table-cell table:formula="of:=SUM([.H78]+[.L78])" ns42:value-type="float" table:style-name="ce34" office:value-type="float" office:value="5084">
            <text:p>5084</text:p>
          </table:table-cell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343" office:value-type="float">
            <text:p>234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9:.G79])" ns42:value-type="float" table:style-name="ce34" office:value-type="float" office:value="325">
            <text:p>32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79:.K79])" ns42:value-type="float" table:style-name="ce34" office:value-type="float" office:value="308">
            <text:p>308</text:p>
          </table:table-cell>
          <table:table-cell table:formula="of:=SUM([.H79]+[.L79])" ns42:value-type="float" table:style-name="ce34" office:value-type="float" office:value="633">
            <text:p>633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0:.G80])" ns42:value-type="float" table:style-name="ce34" office:value-type="float" office:value="328">
            <text:p>32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80:.K80])" ns42:value-type="float" table:style-name="ce34" office:value-type="float" office:value="325">
            <text:p>325</text:p>
          </table:table-cell>
          <table:table-cell table:formula="of:=SUM([.H80]+[.L80])" ns42:value-type="float" table:style-name="ce34" office:value-type="float" office:value="653">
            <text:p>65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81:.G81])" ns42:value-type="float" table:style-name="ce34" office:value-type="float" office:value="374">
            <text:p>37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81:.K81])" ns42:value-type="float" table:style-name="ce34" office:value-type="float" office:value="396">
            <text:p>396</text:p>
          </table:table-cell>
          <table:table-cell table:formula="of:=SUM([.H81]+[.L81])" ns42:value-type="float" table:style-name="ce34" office:value-type="float" office:value="770">
            <text:p>770</text:p>
          </table:table-cell>
          <table:table-cell ns42:value-type="float" table:style-name="TL_20_Data" office:value="747" office:value-type="float">
            <text:p>74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82:.G82])" ns42:value-type="float" table:style-name="ce34" office:value-type="float" office:value="603">
            <text:p>60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82:.K82])" ns42:value-type="float" table:style-name="ce34" office:value-type="float" office:value="617">
            <text:p>617</text:p>
          </table:table-cell>
          <table:table-cell table:formula="of:=SUM([.H82]+[.L82])" ns42:value-type="float" table:style-name="ce34" office:value-type="float" office:value="1220">
            <text:p>1220</text:p>
          </table:table-cell>
          <table:table-cell ns42:value-type="float" table:style-name="TL_20_Data" office:value="1196" office:value-type="float">
            <text:p>119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3:.G83])" ns42:value-type="float" table:style-name="ce34" office:value-type="float" office:value="187">
            <text:p>187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3:.K83])" ns42:value-type="float" table:style-name="ce34" office:value-type="float" office:value="190">
            <text:p>190</text:p>
          </table:table-cell>
          <table:table-cell table:formula="of:=SUM([.H83]+[.L83])" ns42:value-type="float" table:style-name="ce34" office:value-type="float" office:value="377">
            <text:p>377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84:.G84])" ns42:value-type="float" table:style-name="ce34" office:value-type="float" office:value="294">
            <text:p>294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84:.K84])" ns42:value-type="float" table:style-name="ce34" office:value-type="float" office:value="288">
            <text:p>288</text:p>
          </table:table-cell>
          <table:table-cell table:formula="of:=SUM([.H84]+[.L84])" ns42:value-type="float" table:style-name="ce34" office:value-type="float" office:value="582">
            <text:p>582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2:value-type="float" table:style-name="ce24" office:value="96" office:value-type="float">
            <text:p>96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5:.G85])" ns42:value-type="float" table:style-name="ce34" office:value-type="float" office:value="284">
            <text:p>284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85:.K85])" ns42:value-type="float" table:style-name="ce34" office:value-type="float" office:value="276">
            <text:p>276</text:p>
          </table:table-cell>
          <table:table-cell table:formula="of:=SUM([.H85]+[.L85])" ns42:value-type="float" table:style-name="ce34" office:value-type="float" office:value="560">
            <text:p>560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6:.G86])" ns42:value-type="float" table:style-name="ce34" office:value-type="float" office:value="393">
            <text:p>393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I86:.K86])" ns42:value-type="float" table:style-name="ce34" office:value-type="float" office:value="408">
            <text:p>408</text:p>
          </table:table-cell>
          <table:table-cell table:formula="of:=SUM([.H86]+[.L86])" ns42:value-type="float" table:style-name="ce34" office:value-type="float" office:value="801">
            <text:p>801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4" office:value="84" office:value-type="float">
            <text:p>8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7:.G87])" ns42:value-type="float" table:style-name="ce34" office:value-type="float" office:value="211">
            <text:p>211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87:.K87])" ns42:value-type="float" table:style-name="ce34" office:value-type="float" office:value="220">
            <text:p>220</text:p>
          </table:table-cell>
          <table:table-cell table:formula="of:=SUM([.H87]+[.L87])" ns42:value-type="float" table:style-name="ce34" office:value-type="float" office:value="431">
            <text:p>431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88:.G88])" ns42:value-type="float" table:style-name="ce34" office:value-type="float" office:value="374">
            <text:p>37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88:.K88])" ns42:value-type="float" table:style-name="ce34" office:value-type="float" office:value="377">
            <text:p>377</text:p>
          </table:table-cell>
          <table:table-cell table:formula="of:=SUM([.H88]+[.L88])" ns42:value-type="float" table:style-name="ce34" office:value-type="float" office:value="751">
            <text:p>751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2:value-type="float" table:style-name="ce24" office:value="360" office:value-type="float">
            <text:p>360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9:.G89])" ns42:value-type="float" table:style-name="ce34" office:value-type="float" office:value="1010">
            <text:p>1010</text:p>
          </table:table-cell>
          <table:table-cell ns42:value-type="float" table:style-name="TL_20_Data" office:value="611" office:value-type="float">
            <text:p>6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89:.K89])" ns42:value-type="float" table:style-name="ce34" office:value-type="float" office:value="1006">
            <text:p>1006</text:p>
          </table:table-cell>
          <table:table-cell table:formula="of:=SUM([.H89]+[.L89])" ns42:value-type="float" table:style-name="ce34" office:value-type="float" office:value="2016">
            <text:p>2016</text:p>
          </table:table-cell>
          <table:table-cell ns42:value-type="float" table:style-name="TL_20_Data" office:value="973" office:value-type="float">
            <text:p>973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2:value-type="float" table:style-name="ce24" office:value="78" office:value-type="float">
            <text:p>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0:.G90])" ns42:value-type="float" table:style-name="ce34" office:value-type="float" office:value="216">
            <text:p>21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I90:.K90])" ns42:value-type="float" table:style-name="ce34" office:value-type="float" office:value="246">
            <text:p>246</text:p>
          </table:table-cell>
          <table:table-cell table:formula="of:=SUM([.H90]+[.L90])" ns42:value-type="float" table:style-name="ce34" office:value-type="float" office:value="462">
            <text:p>46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1:.G91])" ns42:value-type="float" table:style-name="ce34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91:.K91])" ns42:value-type="float" table:style-name="ce34" office:value-type="float" office:value="137">
            <text:p>137</text:p>
          </table:table-cell>
          <table:table-cell table:formula="of:=SUM([.H91]+[.L91])" ns42:value-type="float" table:style-name="ce34" office:value-type="float" office:value="277">
            <text:p>27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92:.G92])" ns42:value-type="float" table:style-name="ce34" office:value-type="float" office:value="170">
            <text:p>17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92:.K92])" ns42:value-type="float" table:style-name="ce34" office:value-type="float" office:value="188">
            <text:p>188</text:p>
          </table:table-cell>
          <table:table-cell table:formula="of:=SUM([.H92]+[.L92])" ns42:value-type="float" table:style-name="ce34" office:value-type="float" office:value="358">
            <text:p>35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2:value-type="float" table:style-name="ce24" office:value="152" office:value-type="float">
            <text:p>152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93:.G93])" ns42:value-type="float" table:style-name="ce34" office:value-type="float" office:value="507">
            <text:p>5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93:.K93])" ns42:value-type="float" table:style-name="ce34" office:value-type="float" office:value="434">
            <text:p>434</text:p>
          </table:table-cell>
          <table:table-cell table:formula="of:=SUM([.H93]+[.L93])" ns42:value-type="float" table:style-name="ce34" office:value-type="float" office:value="941">
            <text:p>94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2:value-type="float" table:style-name="ce24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4:.G94])" ns42:value-type="float" table:style-name="ce34" office:value-type="float" office:value="47">
            <text:p>4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4:.K94])" ns42:value-type="float" table:style-name="ce34" office:value-type="float" office:value="37">
            <text:p>37</text:p>
          </table:table-cell>
          <table:table-cell table:formula="of:=SUM([.H94]+[.L94])" ns42:value-type="float" table:style-name="ce34" office:value-type="float" office:value="84">
            <text:p>8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95:.G95])" ns42:value-type="float" table:style-name="ce34" office:value-type="float" office:value="910">
            <text:p>910</text:p>
          </table:table-cell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95:.K95])" ns42:value-type="float" table:style-name="ce34" office:value-type="float" office:value="1057">
            <text:p>1057</text:p>
          </table:table-cell>
          <table:table-cell table:formula="of:=SUM([.H95]+[.L95])" ns42:value-type="float" table:style-name="ce34" office:value-type="float" office:value="1967">
            <text:p>1967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2:value-type="float" table:style-name="ce24" office:value="325" office:value-type="float">
            <text:p>325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96:.G96])" ns42:value-type="float" table:style-name="ce34" office:value-type="float" office:value="908">
            <text:p>908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96:.K96])" ns42:value-type="float" table:style-name="ce34" office:value-type="float" office:value="977">
            <text:p>977</text:p>
          </table:table-cell>
          <table:table-cell table:formula="of:=SUM([.H96]+[.L96])" ns42:value-type="float" table:style-name="ce34" office:value-type="float" office:value="1885">
            <text:p>1885</text:p>
          </table:table-cell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97:.G97])" ns42:value-type="float" table:style-name="ce34" office:value-type="float" office:value="47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97:.K97])" ns42:value-type="float" table:style-name="ce34" office:value-type="float" office:value="55">
            <text:p>55</text:p>
          </table:table-cell>
          <table:table-cell table:formula="of:=SUM([.H97]+[.L97])" ns42:value-type="float" table:style-name="ce34" office:value-type="float" office:value="102">
            <text:p>102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98:.G98])" ns42:value-type="float" table:style-name="ce34" office:value-type="float" office:value="114">
            <text:p>11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8:.K98])" ns42:value-type="float" table:style-name="ce34" office:value-type="float" office:value="127">
            <text:p>127</text:p>
          </table:table-cell>
          <table:table-cell table:formula="of:=SUM([.H98]+[.L98])" ns42:value-type="float" table:style-name="ce34" office:value-type="float" office:value="241">
            <text:p>241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2:value-type="float" table:style-name="ce24" office:value="23" office:value-type="float">
            <text:p>2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9:.G99])" ns42:value-type="float" table:style-name="ce34" office:value-type="float" office:value="75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9:.K99])" ns42:value-type="float" table:style-name="ce34" office:value-type="float" office:value="72">
            <text:p>72</text:p>
          </table:table-cell>
          <table:table-cell table:formula="of:=SUM([.H99]+[.L99])" ns42:value-type="float" table:style-name="ce34" office:value-type="float" office:value="147">
            <text:p>14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00:.G100])" ns42:value-type="float" table:style-name="ce34" office:value-type="float" office:value="251">
            <text:p>25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100:.K100])" ns42:value-type="float" table:style-name="ce34" office:value-type="float" office:value="251">
            <text:p>251</text:p>
          </table:table-cell>
          <table:table-cell table:formula="of:=SUM([.H100]+[.L100])" ns42:value-type="float" table:style-name="ce34" office:value-type="float" office:value="502">
            <text:p>502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01:.G101])" ns42:value-type="float" table:style-name="ce34" office:value-type="float" office:value="505">
            <text:p>505</text:p>
          </table:table-cell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101:.K101])" ns42:value-type="float" table:style-name="ce34" office:value-type="float" office:value="522">
            <text:p>522</text:p>
          </table:table-cell>
          <table:table-cell table:formula="of:=SUM([.H101]+[.L101])" ns42:value-type="float" table:style-name="ce34" office:value-type="float" office:value="1027">
            <text:p>1027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102:.G102])" ns42:value-type="float" table:style-name="ce34" office:value-type="float" office:value="469">
            <text:p>469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102:.K102])" ns42:value-type="float" table:style-name="ce34" office:value-type="float" office:value="466">
            <text:p>466</text:p>
          </table:table-cell>
          <table:table-cell table:formula="of:=SUM([.H102]+[.L102])" ns42:value-type="float" table:style-name="ce34" office:value-type="float" office:value="935">
            <text:p>935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2:value-type="float" table:style-name="ce24" office:value="58" office:value-type="float">
            <text:p>5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03:.G103])" ns42:value-type="float" table:style-name="ce34" office:value-type="float" office:value="208">
            <text:p>20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103:.K103])" ns42:value-type="float" table:style-name="ce34" office:value-type="float" office:value="186">
            <text:p>186</text:p>
          </table:table-cell>
          <table:table-cell table:formula="of:=SUM([.H103]+[.L103])" ns42:value-type="float" table:style-name="ce34" office:value-type="float" office:value="394">
            <text:p>3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2:value-type="float" table:style-name="ce24" office:value="358" office:value-type="float">
            <text:p>358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104:.G104])" ns42:value-type="float" table:style-name="ce34" office:value-type="float" office:value="1184">
            <text:p>1184</text:p>
          </table:table-cell>
          <table:table-cell ns42:value-type="float" table:style-name="TL_20_Data" office:value="635" office:value-type="float">
            <text:p>63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4" office:value-type="float">
            <text:p>94</text:p>
          </table:table-cell>
          <table:table-cell table:formula="of:=SUM([.I104:.K104])" ns42:value-type="float" table:style-name="ce34" office:value-type="float" office:value="1091">
            <text:p>1091</text:p>
          </table:table-cell>
          <table:table-cell table:formula="of:=SUM([.H104]+[.L104])" ns42:value-type="float" table:style-name="ce34" office:value-type="float" office:value="2275">
            <text:p>2275</text:p>
          </table:table-cell>
          <table:table-cell ns42:value-type="float" table:style-name="TL_20_Data" office:value="1381" office:value-type="float">
            <text:p>138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05:.G105])" ns42:value-type="float" table:style-name="ce34" office:value-type="float" office:value="197">
            <text:p>197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105:.K105])" ns42:value-type="float" table:style-name="ce34" office:value-type="float" office:value="202">
            <text:p>202</text:p>
          </table:table-cell>
          <table:table-cell table:formula="of:=SUM([.H105]+[.L105])" ns42:value-type="float" table:style-name="ce34" office:value-type="float" office:value="399">
            <text:p>399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06:.G106])" ns42:value-type="float" table:style-name="ce34" office:value-type="float" office:value="153">
            <text:p>15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106:.K106])" ns42:value-type="float" table:style-name="ce34" office:value-type="float" office:value="136">
            <text:p>136</text:p>
          </table:table-cell>
          <table:table-cell table:formula="of:=SUM([.H106]+[.L106])" ns42:value-type="float" table:style-name="ce34" office:value-type="float" office:value="289">
            <text:p>289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2:value-type="float" table:style-name="ce24" office:value="150" office:value-type="float">
            <text:p>150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07:.G107])" ns42:value-type="float" table:style-name="ce34" office:value-type="float" office:value="447">
            <text:p>4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07:.K107])" ns42:value-type="float" table:style-name="ce34" office:value-type="float" office:value="433">
            <text:p>433</text:p>
          </table:table-cell>
          <table:table-cell table:formula="of:=SUM([.H107]+[.L107])" ns42:value-type="float" table:style-name="ce34" office:value-type="float" office:value="880">
            <text:p>880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2:value-type="float" table:style-name="ce24" office:value="388" office:value-type="float">
            <text:p>388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08:.G108])" ns42:value-type="float" table:style-name="ce34" office:value-type="float" office:value="1276">
            <text:p>1276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108:.K108])" ns42:value-type="float" table:style-name="ce34" office:value-type="float" office:value="1246">
            <text:p>1246</text:p>
          </table:table-cell>
          <table:table-cell table:formula="of:=SUM([.H108]+[.L108])" ns42:value-type="float" table:style-name="ce92" office:value-type="float" office:value="2522">
            <text:p>2522</text:p>
          </table:table-cell>
          <table:table-cell ns42:value-type="float" table:style-name="TL_20_Data" office:value="2497" office:value-type="float">
            <text:p>249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2:value-type="float" table:style-name="ce24" office:value="950" office:value-type="float">
            <text:p>950</text:p>
          </table:table-cell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545" office:value-type="float">
            <text:p>1545</text:p>
          </table:table-cell>
          <table:table-cell ns42:value-type="float" table:style-name="TL_20_Data" office:value="787" office:value-type="float">
            <text:p>787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109:.G109])" ns42:value-type="float" table:style-name="ce34" office:value-type="float" office:value="2448">
            <text:p>2448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781" office:value-type="float">
            <text:p>781</text:p>
          </table:table-cell>
          <table:table-cell ns42:value-type="float" table:style-name="TL_20_Data" office:value="232" office:value-type="float">
            <text:p>232</text:p>
          </table:table-cell>
          <table:table-cell table:formula="of:=SUM([.I109:.K109])" ns42:value-type="float" table:style-name="ce34" office:value-type="float" office:value="2476">
            <text:p>2476</text:p>
          </table:table-cell>
          <table:table-cell table:formula="of:=SUM([.H109]+[.L109])" ns42:value-type="float" table:style-name="ce34" office:value-type="float" office:value="4924">
            <text:p>4924</text:p>
          </table:table-cell>
          <table:table-cell ns42:value-type="float" table:style-name="TL_20_Data" office:value="3852" office:value-type="float">
            <text:p>3852</text:p>
          </table:table-cell>
          <table:table-cell ns42:value-type="float" table:style-name="TL_20_Data" office:value="1043" office:value-type="float">
            <text:p>104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10:.G110])" ns42:value-type="float" table:style-name="ce34" office:value-type="float" office:value="309">
            <text:p>309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10:.K110])" ns42:value-type="float" table:style-name="ce34" office:value-type="float" office:value="327">
            <text:p>327</text:p>
          </table:table-cell>
          <table:table-cell table:formula="of:=SUM([.H110]+[.L110])" ns42:value-type="float" table:style-name="ce34" office:value-type="float" office:value="636">
            <text:p>63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2:value-type="float" table:style-name="ce24" office:value="218" office:value-type="float">
            <text:p>21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1:.G111])" ns42:value-type="float" table:style-name="ce34" office:value-type="float" office:value="700">
            <text:p>7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111:.K111])" ns42:value-type="float" table:style-name="ce34" office:value-type="float" office:value="696">
            <text:p>696</text:p>
          </table:table-cell>
          <table:table-cell table:formula="of:=SUM([.H111]+[.L111])" ns42:value-type="float" table:style-name="ce34" office:value-type="float" office:value="1396">
            <text:p>1396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112:.G112])" ns42:value-type="float" table:style-name="ce34" office:value-type="float" office:value="630">
            <text:p>63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112:.K112])" ns42:value-type="float" table:style-name="ce34" office:value-type="float" office:value="688">
            <text:p>688</text:p>
          </table:table-cell>
          <table:table-cell table:formula="of:=SUM([.H112]+[.L112])" ns42:value-type="float" table:style-name="ce34" office:value-type="float" office:value="1318">
            <text:p>1318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725" office:value-type="float">
            <text:p>72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23" office:value-type="float">
            <text:p>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2:value-type="float" table:style-name="ce24" office:value="161" office:value-type="float">
            <text:p>16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3:.G113])" ns42:value-type="float" table:style-name="ce34" office:value-type="float" office:value="538">
            <text:p>538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113:.K113])" ns42:value-type="float" table:style-name="ce34" office:value-type="float" office:value="487">
            <text:p>487</text:p>
          </table:table-cell>
          <table:table-cell table:formula="of:=SUM([.H113]+[.L113])" ns42:value-type="float" table:style-name="ce34" office:value-type="float" office:value="1025">
            <text:p>1025</text:p>
          </table:table-cell>
          <table:table-cell ns42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2:value-type="float" table:style-name="ce24" office:value="143" office:value-type="float">
            <text:p>143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4:.G114])" ns42:value-type="float" table:style-name="ce34" office:value-type="float" office:value="397">
            <text:p>397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14:.K114])" ns42:value-type="float" table:style-name="ce34" office:value-type="float" office:value="443">
            <text:p>443</text:p>
          </table:table-cell>
          <table:table-cell table:formula="of:=SUM([.H114]+[.L114])" ns42:value-type="float" table:style-name="ce34" office:value-type="float" office:value="840">
            <text:p>840</text:p>
          </table:table-cell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2:value-type="float" table:style-name="ce24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5:.G115])" ns42:value-type="float" table:style-name="ce34" office:value-type="float" office:value="132">
            <text:p>13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115:.K115])" ns42:value-type="float" table:style-name="ce34" office:value-type="float" office:value="122">
            <text:p>122</text:p>
          </table:table-cell>
          <table:table-cell table:formula="of:=SUM([.H115]+[.L115])" ns42:value-type="float" table:style-name="ce34" office:value-type="float" office:value="254">
            <text:p>25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2:value-type="float" table:style-name="ce24" office:value="213" office:value-type="float">
            <text:p>213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116:.G116])" ns42:value-type="float" table:style-name="ce34" office:value-type="float" office:value="1058">
            <text:p>1058</text:p>
          </table:table-cell>
          <table:table-cell ns42:value-type="float" table:style-name="TL_20_Data" office:value="654" office:value-type="float">
            <text:p>654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16:.K116])" ns42:value-type="float" table:style-name="ce34" office:value-type="float" office:value="1030">
            <text:p>1030</text:p>
          </table:table-cell>
          <table:table-cell table:formula="of:=SUM([.H116]+[.L116])" ns42:value-type="float" table:style-name="ce34" office:value-type="float" office:value="2088">
            <text:p>2088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2:value-type="float" table:style-name="ce24" office:value="243" office:value-type="float">
            <text:p>24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17:.G117])" ns42:value-type="float" table:style-name="ce34" office:value-type="float" office:value="739">
            <text:p>739</text:p>
          </table:table-cell>
          <table:table-cell ns42:value-type="float" table:style-name="TL_20_Data" office:value="480" office:value-type="float">
            <text:p>48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17:.K117])" ns42:value-type="float" table:style-name="ce34" office:value-type="float" office:value="764">
            <text:p>764</text:p>
          </table:table-cell>
          <table:table-cell table:formula="of:=SUM([.H117]+[.L117])" ns42:value-type="float" table:style-name="ce34" office:value-type="float" office:value="1503">
            <text:p>1503</text:p>
          </table:table-cell>
          <table:table-cell ns42:value-type="float" table:style-name="TL_20_Data" office:value="1031" office:value-type="float">
            <text:p>1031</text:p>
          </table:table-cell>
          <table:table-cell ns42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8:.G118])" ns42:value-type="float" table:style-name="ce34" office:value-type="float" office:value="297">
            <text:p>29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118:.K118])" ns42:value-type="float" table:style-name="ce34" office:value-type="float" office:value="314">
            <text:p>314</text:p>
          </table:table-cell>
          <table:table-cell table:formula="of:=SUM([.H118]+[.L118])" ns42:value-type="float" table:style-name="ce34" office:value-type="float" office:value="611">
            <text:p>611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2:value-type="float" table:style-name="ce24" office:value="64" office:value-type="float">
            <text:p>6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9:.G119])" ns42:value-type="float" table:style-name="ce34" office:value-type="float" office:value="137">
            <text:p>1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9:.K119])" ns42:value-type="float" table:style-name="ce34" office:value-type="float" office:value="153">
            <text:p>153</text:p>
          </table:table-cell>
          <table:table-cell table:formula="of:=SUM([.H119]+[.L119])" ns42:value-type="float" table:style-name="ce34" office:value-type="float" office:value="290">
            <text:p>290</text:p>
          </table:table-cell>
          <table:table-cell ns42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20:.G120])" ns42:value-type="float" table:style-name="ce34" office:value-type="float" office:value="446">
            <text:p>44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120:.K120])" ns42:value-type="float" table:style-name="ce34" office:value-type="float" office:value="431">
            <text:p>431</text:p>
          </table:table-cell>
          <table:table-cell table:formula="of:=SUM([.H120]+[.L120])" ns42:value-type="float" table:style-name="ce34" office:value-type="float" office:value="877">
            <text:p>877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60" office:value-type="float">
            <text:p>460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121:.G121])" ns42:value-type="float" table:style-name="ce34" office:value-type="float" office:value="328">
            <text:p>328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121:.K121])" ns42:value-type="float" table:style-name="ce34" office:value-type="float" office:value="321">
            <text:p>321</text:p>
          </table:table-cell>
          <table:table-cell table:formula="of:=SUM([.H121]+[.L121])" ns42:value-type="float" table:style-name="ce34" office:value-type="float" office:value="649">
            <text:p>64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22:.G122])" ns42:value-type="float" table:style-name="ce34" office:value-type="float" office:value="576">
            <text:p>576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22:.K122])" ns42:value-type="float" table:style-name="ce34" office:value-type="float" office:value="558">
            <text:p>558</text:p>
          </table:table-cell>
          <table:table-cell table:formula="of:=SUM([.H122]+[.L122])" ns42:value-type="float" table:style-name="ce34" office:value-type="float" office:value="1134">
            <text:p>1134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23:.G123])" ns42:value-type="float" table:style-name="ce34" office:value-type="float" office:value="286">
            <text:p>286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123:.K123])" ns42:value-type="float" table:style-name="ce34" office:value-type="float" office:value="278">
            <text:p>278</text:p>
          </table:table-cell>
          <table:table-cell table:formula="of:=SUM([.H123]+[.L123])" ns42:value-type="float" table:style-name="ce34" office:value-type="float" office:value="564">
            <text:p>56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24:.G124])" ns42:value-type="float" table:style-name="ce34" office:value-type="float" office:value="324">
            <text:p>324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124:.K124])" ns42:value-type="float" table:style-name="ce34" office:value-type="float" office:value="356">
            <text:p>356</text:p>
          </table:table-cell>
          <table:table-cell table:formula="of:=SUM([.H124]+[.L124])" ns42:value-type="float" table:style-name="ce34" office:value-type="float" office:value="680">
            <text:p>680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2:value-type="float" table:style-name="ce24" office:value="300" office:value-type="float">
            <text:p>300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125:.G125])" ns42:value-type="float" table:style-name="ce34" office:value-type="float" office:value="1116">
            <text:p>1116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93" office:value-type="float">
            <text:p>93</text:p>
          </table:table-cell>
          <table:table-cell table:formula="of:=SUM([.I125:.K125])" ns42:value-type="float" table:style-name="ce34" office:value-type="float" office:value="1157">
            <text:p>1157</text:p>
          </table:table-cell>
          <table:table-cell table:formula="of:=SUM([.H125]+[.L125])" ns42:value-type="float" table:style-name="ce34" office:value-type="float" office:value="2273">
            <text:p>2273</text:p>
          </table:table-cell>
          <table:table-cell ns42:value-type="float" table:style-name="TL_20_Data" office:value="2032" office:value-type="float">
            <text:p>203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2:value-type="float" table:style-name="ce24" office:value="297" office:value-type="float">
            <text:p>29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126:.G126])" ns42:value-type="float" table:style-name="ce34" office:value-type="float" office:value="746">
            <text:p>746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126:.K126])" ns42:value-type="float" table:style-name="ce34" office:value-type="float" office:value="759">
            <text:p>759</text:p>
          </table:table-cell>
          <table:table-cell table:formula="of:=SUM([.H126]+[.L126])" ns42:value-type="float" table:style-name="ce34" office:value-type="float" office:value="1505">
            <text:p>1505</text:p>
          </table:table-cell>
          <table:table-cell ns42:value-type="float" table:style-name="TL_20_Data" office:value="1327" office:value-type="float">
            <text:p>132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27:.G127])" ns42:value-type="float" table:style-name="ce34" office:value-type="float" office:value="445">
            <text:p>445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27:.K127])" ns42:value-type="float" table:style-name="ce34" office:value-type="float" office:value="469">
            <text:p>469</text:p>
          </table:table-cell>
          <table:table-cell table:formula="of:=SUM([.H127]+[.L127])" ns42:value-type="float" table:style-name="ce34" office:value-type="float" office:value="914">
            <text:p>914</text:p>
          </table:table-cell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2:value-type="float" table:style-name="ce34" office:value-type="float" office:value="60">
            <text:p>6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2:value-type="float" table:style-name="ce34" office:value-type="float" office:value="51">
            <text:p>51</text:p>
          </table:table-cell>
          <table:table-cell table:formula="of:=SUM([.H128]+[.L128])" ns42:value-type="float" table:style-name="ce34" office:value-type="float" office:value="111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129:.G129])" ns42:value-type="float" table:style-name="ce34" office:value-type="float" office:value="464">
            <text:p>464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29:.K129])" ns42:value-type="float" table:style-name="ce34" office:value-type="float" office:value="441">
            <text:p>441</text:p>
          </table:table-cell>
          <table:table-cell table:formula="of:=SUM([.H129]+[.L129])" ns42:value-type="float" table:style-name="ce34" office:value-type="float" office:value="905">
            <text:p>905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0:.G130])" ns42:value-type="float" table:style-name="ce34" office:value-type="float" office:value="520">
            <text:p>5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30:.K130])" ns42:value-type="float" table:style-name="ce34" office:value-type="float" office:value="512">
            <text:p>512</text:p>
          </table:table-cell>
          <table:table-cell table:formula="of:=SUM([.H130]+[.L130])" ns42:value-type="float" table:style-name="ce34" office:value-type="float" office:value="1032">
            <text:p>103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653" office:value-type="float">
            <text:p>65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131:.G131])" ns42:value-type="float" table:style-name="ce34" office:value-type="float" office:value="656">
            <text:p>656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31:.K131])" ns42:value-type="float" table:style-name="ce34" office:value-type="float" office:value="654">
            <text:p>654</text:p>
          </table:table-cell>
          <table:table-cell table:formula="of:=SUM([.H131]+[.L131])" ns42:value-type="float" table:style-name="ce34" office:value-type="float" office:value="1310">
            <text:p>1310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2:value-type="float" table:style-name="ce24" office:value="345" office:value-type="float">
            <text:p>345</text:p>
          </table:table-cell>
          <table:table-cell ns42:value-type="float" table:style-name="TL_20_Data" office:value="561" office:value-type="float">
            <text:p>561</text:p>
          </table:table-cell>
          <table:table-cell ns42:value-type="float" table:style-name="TL_20_Data" office:value="848" office:value-type="float">
            <text:p>848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132:.G132])" ns42:value-type="float" table:style-name="ce34" office:value-type="float" office:value="1352">
            <text:p>1352</text:p>
          </table:table-cell>
          <table:table-cell ns42:value-type="float" table:style-name="TL_20_Data" office:value="894" office:value-type="float">
            <text:p>8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I132:.K132])" ns42:value-type="float" table:style-name="ce34" office:value-type="float" office:value="1460">
            <text:p>1460</text:p>
          </table:table-cell>
          <table:table-cell table:formula="of:=SUM([.H132]+[.L132])" ns42:value-type="float" table:style-name="ce34" office:value-type="float" office:value="2812">
            <text:p>2812</text:p>
          </table:table-cell>
          <table:table-cell ns42:value-type="float" table:style-name="TL_20_Data" office:value="2295" office:value-type="float">
            <text:p>2295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133:.G133])" ns42:value-type="float" table:style-name="ce34" office:value-type="float" office:value="259">
            <text:p>259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33:.K133])" ns42:value-type="float" table:style-name="ce34" office:value-type="float" office:value="268">
            <text:p>268</text:p>
          </table:table-cell>
          <table:table-cell table:formula="of:=SUM([.H133]+[.L133])" ns42:value-type="float" table:style-name="ce34" office:value-type="float" office:value="527">
            <text:p>527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2:value-type="float" table:style-name="ce24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134:.G134])" ns42:value-type="float" table:style-name="ce34" office:value-type="float" office:value="224">
            <text:p>22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134:.K134])" ns42:value-type="float" table:style-name="ce34" office:value-type="float" office:value="229">
            <text:p>229</text:p>
          </table:table-cell>
          <table:table-cell table:formula="of:=SUM([.H134]+[.L134])" ns42:value-type="float" table:style-name="ce34" office:value-type="float" office:value="453">
            <text:p>453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k aan Zee</text:p>
          </table:table-cell>
          <table:table-cell table:style-name="Default"/>
          <table:table-cell ns42:value-type="float" table:style-name="ce24" office:value="105" office:value-type="float">
            <text:p>105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35:.G135])" ns42:value-type="float" table:style-name="ce34" office:value-type="float" office:value="326">
            <text:p>326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35:.K135])" ns42:value-type="float" table:style-name="ce34" office:value-type="float" office:value="308">
            <text:p>308</text:p>
          </table:table-cell>
          <table:table-cell table:formula="of:=SUM([.H135]+[.L135])" ns42:value-type="float" table:style-name="ce34" office:value-type="float" office:value="634">
            <text:p>634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2:value-type="float" table:style-name="ce24" office:value="288" office:value-type="float">
            <text:p>28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136:.G136])" ns42:value-type="float" table:style-name="ce34" office:value-type="float" office:value="1038">
            <text:p>1038</text:p>
          </table:table-cell>
          <table:table-cell ns42:value-type="float" table:style-name="TL_20_Data" office:value="653" office:value-type="float">
            <text:p>653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1" office:value-type="float">
            <text:p>91</text:p>
          </table:table-cell>
          <table:table-cell table:formula="of:=SUM([.I136:.K136])" ns42:value-type="float" table:style-name="ce34" office:value-type="float" office:value="1106">
            <text:p>1106</text:p>
          </table:table-cell>
          <table:table-cell table:formula="of:=SUM([.H136]+[.L136])" ns42:value-type="float" table:style-name="ce34" office:value-type="float" office:value="2144">
            <text:p>2144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37:.G137])" ns42:value-type="float" table:style-name="ce34" office:value-type="float" office:value="532">
            <text:p>532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37:.K137])" ns42:value-type="float" table:style-name="ce34" office:value-type="float" office:value="530">
            <text:p>530</text:p>
          </table:table-cell>
          <table:table-cell table:formula="of:=SUM([.H137]+[.L137])" ns42:value-type="float" table:style-name="ce34" office:value-type="float" office:value="1062">
            <text:p>1062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38:.G138])" ns42:value-type="float" table:style-name="ce34" office:value-type="float" office:value="490">
            <text:p>490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38:.K138])" ns42:value-type="float" table:style-name="ce34" office:value-type="float" office:value="477">
            <text:p>477</text:p>
          </table:table-cell>
          <table:table-cell table:formula="of:=SUM([.H138]+[.L138])" ns42:value-type="float" table:style-name="ce34" office:value-type="float" office:value="967">
            <text:p>967</text:p>
          </table:table-cell>
          <table:table-cell ns42:value-type="float" table:style-name="TL_20_Data" office:value="868" office:value-type="float">
            <text:p>868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2:value-type="float" table:style-name="ce24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139:.G139])" ns42:value-type="float" table:style-name="ce34" office:value-type="float" office:value="60">
            <text:p>6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139:.K139])" ns42:value-type="float" table:style-name="ce34" office:value-type="float" office:value="64">
            <text:p>64</text:p>
          </table:table-cell>
          <table:table-cell table:formula="of:=SUM([.H139]+[.L139])" ns42:value-type="float" table:style-name="ce34" office:value-type="float" office:value="124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40:.G140])" ns42:value-type="float" table:style-name="ce34" office:value-type="float" office:value="345">
            <text:p>3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40:.K140])" ns42:value-type="float" table:style-name="ce34" office:value-type="float" office:value="357">
            <text:p>357</text:p>
          </table:table-cell>
          <table:table-cell table:formula="of:=SUM([.H140]+[.L140])" ns42:value-type="float" table:style-name="ce34" office:value-type="float" office:value="702">
            <text:p>702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2:value-type="float" table:style-name="ce24" office:value="222" office:value-type="float">
            <text:p>22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141:.G141])" ns42:value-type="float" table:style-name="ce34" office:value-type="float" office:value="653">
            <text:p>653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41:.K141])" ns42:value-type="float" table:style-name="ce34" office:value-type="float" office:value="623">
            <text:p>623</text:p>
          </table:table-cell>
          <table:table-cell table:formula="of:=SUM([.H141]+[.L141])" ns42:value-type="float" table:style-name="ce34" office:value-type="float" office:value="1276">
            <text:p>1276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2:value-type="float" table:style-name="ce24" office:value="128" office:value-type="float">
            <text:p>12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42:.G142])" ns42:value-type="float" table:style-name="ce34" office:value-type="float" office:value="390">
            <text:p>39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42:.K142])" ns42:value-type="float" table:style-name="ce34" office:value-type="float" office:value="385">
            <text:p>385</text:p>
          </table:table-cell>
          <table:table-cell table:formula="of:=SUM([.H142]+[.L142])" ns42:value-type="float" table:style-name="ce34" office:value-type="float" office:value="775">
            <text:p>77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2:value-type="float" table:style-name="ce24" office:value="574" office:value-type="float">
            <text:p>574</text:p>
          </table:table-cell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87" office:value-type="float">
            <text:p>87</text:p>
          </table:table-cell>
          <table:table-cell table:formula="of:=SUM([.E143:.G143])" ns42:value-type="float" table:style-name="ce34" office:value-type="float" office:value="1778">
            <text:p>1778</text:p>
          </table:table-cell>
          <table:table-cell ns42:value-type="float" table:style-name="TL_20_Data" office:value="1099" office:value-type="float">
            <text:p>1099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129" office:value-type="float">
            <text:p>129</text:p>
          </table:table-cell>
          <table:table-cell table:formula="of:=SUM([.I143:.K143])" ns42:value-type="float" table:style-name="ce34" office:value-type="float" office:value="1811">
            <text:p>1811</text:p>
          </table:table-cell>
          <table:table-cell table:formula="of:=SUM([.H143]+[.L143])" ns42:value-type="float" table:style-name="ce34" office:value-type="float" office:value="3589">
            <text:p>3589</text:p>
          </table:table-cell>
          <table:table-cell ns42:value-type="float" table:style-name="ce87" office:value="3077" office:value-type="float">
            <text:p>3077</text:p>
          </table:table-cell>
          <table:table-cell ns42:value-type="float" table:style-name="ce87" office:value="512" office:value-type="float">
            <text:p>512</text:p>
          </table:table-cell>
          <table:table-cell table:style-name="ce87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2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2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2:value-type="float" table:style-name="ce35" office:value-type="float" office:value="32597">
            <text:p>32597</text:p>
          </table:table-cell>
          <table:table-cell table:formula="of:=SUM([.E8:.E143])" ns42:value-type="float" table:style-name="ce35" office:value-type="float" office:value="49805">
            <text:p>49805</text:p>
          </table:table-cell>
          <table:table-cell table:formula="of:=SUM([.F8:.F143])" ns42:value-type="float" table:style-name="ce35" office:value-type="float" office:value="25391">
            <text:p>25391</text:p>
          </table:table-cell>
          <table:table-cell table:formula="of:=SUM([.G8:.G143])" ns42:value-type="float" table:style-name="ce35" office:value-type="float" office:value="3171">
            <text:p>3171</text:p>
          </table:table-cell>
          <table:table-cell table:formula="of:=SUM([.H8:.H143])" ns42:value-type="float" table:style-name="ce35" office:value-type="float" office:value="78367">
            <text:p>78367</text:p>
          </table:table-cell>
          <table:table-cell table:formula="of:=SUM([.I8:.I143])" ns42:value-type="float" table:style-name="ce35" office:value-type="float" office:value="48021">
            <text:p>48021</text:p>
          </table:table-cell>
          <table:table-cell table:formula="of:=SUM([.J8:.J143])" ns42:value-type="float" table:style-name="ce35" office:value-type="float" office:value="25365">
            <text:p>25365</text:p>
          </table:table-cell>
          <table:table-cell table:formula="of:=SUM([.K8:.K143])" ns42:value-type="float" table:style-name="ce35" office:value-type="float" office:value="5957">
            <text:p>5957</text:p>
          </table:table-cell>
          <table:table-cell table:formula="of:=SUM([.L8:.L143])" ns42:value-type="float" table:style-name="ce35" office:value-type="float" office:value="79343">
            <text:p>79343</text:p>
          </table:table-cell>
          <table:table-cell table:formula="of:=SUM([.M8:.M143])" ns42:value-type="float" table:style-name="ce35" office:value-type="float" office:value="157710">
            <text:p>157710</text:p>
          </table:table-cell>
          <table:table-cell table:formula="of:=SUM([.N8:.N143])" ns42:value-type="float" table:style-name="ce35" office:value-type="float" office:value="101347">
            <text:p>101347</text:p>
          </table:table-cell>
          <table:table-cell table:formula="of:=SUM([.O8:.O143])" ns42:value-type="float" table:style-name="ce35" office:value-type="float" office:value="55230">
            <text:p>55230</text:p>
          </table:table-cell>
          <table:table-cell table:formula="of:=SUM([.P8:.P143])" ns42:value-type="float" table:style-name="ce35" office:value-type="float" office:value="921">
            <text:p>921</text:p>
          </table:table-cell>
          <table:table-cell table:formula="of:=SUM([.Q8:.Q143])" ns42:value-type="float" table:style-name="ce35" office:value-type="float" office:value="212">
            <text:p>21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6" office:value-type="float">
            <text:p>36</text:p>
          </table:table-cell>
          <table:table-cell ns42:value-type="float" table:style-name="ce62" office:value="37" office:value-type="float">
            <text:p>37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93" office:value-type="string">
            <text:p>TOTAAL DER STEDEN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2:value-type="float" table:style-name="ce23" office:value="38349" office:value-type="float">
            <text:p>38349</text:p>
          </table:table-cell>
          <table:table-cell ns42:value-type="float" table:style-name="ce33" office:value="61801" office:value-type="float">
            <text:p>61801</text:p>
          </table:table-cell>
          <table:table-cell ns42:value-type="float" table:style-name="ce33" office:value="80369" office:value-type="float">
            <text:p>80369</text:p>
          </table:table-cell>
          <table:table-cell ns42:value-type="float" table:style-name="ce33" office:value="45683" office:value-type="float">
            <text:p>45683</text:p>
          </table:table-cell>
          <table:table-cell ns42:value-type="float" table:style-name="ce33" office:value="4620" office:value-type="float">
            <text:p>4620</text:p>
          </table:table-cell>
          <table:table-cell table:formula="of:=SUM([.E8:.G8])" ns42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93669" office:value-type="float">
            <text:p>93669</text:p>
          </table:table-cell>
          <table:table-cell ns42:value-type="float" table:style-name="ce87" office:value="45596" office:value-type="float">
            <text:p>45596</text:p>
          </table:table-cell>
          <table:table-cell ns42:value-type="float" table:style-name="ce87" office:value="15687" office:value-type="float">
            <text:p>15687</text:p>
          </table:table-cell>
          <table:table-cell table:formula="of:=SUM([.I8:.K8])" ns42:value-type="float" table:style-name="ce87" office:value-type="float" office:value="154952">
            <text:p>154952</text:p>
          </table:table-cell>
          <table:table-cell table:formula="of:=SUM([.H8]+[.L8])" ns42:value-type="float" table:style-name="ce33" office:value-type="float" office:value="285624">
            <text:p>285624</text:p>
          </table:table-cell>
          <table:table-cell ns42:value-type="float" table:style-name="ce87" office:value="192656" office:value-type="float">
            <text:p>192656</text:p>
          </table:table-cell>
          <table:table-cell ns42:value-type="float" table:style-name="ce87" office:value="67891" office:value-type="float">
            <text:p>67891</text:p>
          </table:table-cell>
          <table:table-cell ns42:value-type="float" table:style-name="ce87" office:value="24711" office:value-type="float">
            <text:p>24711</text:p>
          </table:table-cell>
          <table:table-cell ns42:value-type="float" table:style-name="ce87" office:value="366" office:value-type="float">
            <text:p>366</text:p>
          </table:table-cell>
          <table:table-cell ns42:value-type="string" table:style-name="ce97" office:value-type="string">
            <text:p>VT</text:p>
          </table:table-cell>
          <table:table-cell table:style-name="ce100"/>
          <table:table-cell ns42:value-type="float" table:style-name="ce100" office:value="36" office:value-type="float">
            <text:p>36</text:p>
          </table:table-cell>
          <table:table-cell ns42:value-type="float" table:style-name="ce100" office:value="37" office:value-type="float">
            <text:p>37</text:p>
          </table:table-cell>
          <table:table-cell ns42:value-type="string" table:style-name="ce100" office:value-type="string">
            <text:p>NH</text:p>
          </table:table-cell>
          <table:table-cell ns42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2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2:value-type="float" table:style-name="ce24" office:value="25049" office:value-type="float">
            <text:p>25049</text:p>
          </table:table-cell>
          <table:table-cell ns42:value-type="float" table:style-name="ce34" office:value="32597" office:value-type="float">
            <text:p>32597</text:p>
          </table:table-cell>
          <table:table-cell ns42:value-type="float" table:style-name="ce34" office:value="49805" office:value-type="float">
            <text:p>49805</text:p>
          </table:table-cell>
          <table:table-cell ns42:value-type="float" table:style-name="ce34" office:value="25391" office:value-type="float">
            <text:p>25391</text:p>
          </table:table-cell>
          <table:table-cell ns42:value-type="float" table:style-name="ce34" office:value="3171" office:value-type="float">
            <text:p>3171</text:p>
          </table:table-cell>
          <table:table-cell table:formula="of:=SUM([.E9:.G9])" ns42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48021" office:value-type="float">
            <text:p>48021</text:p>
          </table:table-cell>
          <table:table-cell ns42:value-type="float" table:style-name="ce87" office:value="25365" office:value-type="float">
            <text:p>25365</text:p>
          </table:table-cell>
          <table:table-cell ns42:value-type="float" table:style-name="ce87" office:value="5957" office:value-type="float">
            <text:p>5957</text:p>
          </table:table-cell>
          <table:table-cell table:formula="of:=SUM([.I9:.K9])" ns42:value-type="float" table:style-name="ce34" office:value-type="float" office:value="79343">
            <text:p>79343</text:p>
          </table:table-cell>
          <table:table-cell table:formula="of:=SUM([.H9]+[.L9])" ns42:value-type="float" table:style-name="ce34" office:value-type="float" office:value="157710">
            <text:p>157710</text:p>
          </table:table-cell>
          <table:table-cell ns42:value-type="float" table:style-name="ce87" office:value="101347" office:value-type="float">
            <text:p>101347</text:p>
          </table:table-cell>
          <table:table-cell ns42:value-type="float" table:style-name="ce87" office:value="55230" office:value-type="float">
            <text:p>55230</text:p>
          </table:table-cell>
          <table:table-cell ns42:value-type="float" table:style-name="ce87" office:value="921" office:value-type="float">
            <text:p>921</text:p>
          </table:table-cell>
          <table:table-cell ns42:value-type="float" table:style-name="ce87" office:value="212" office:value-type="float">
            <text:p>212</text:p>
          </table:table-cell>
          <table:table-cell ns42:value-type="string" table:style-name="ce98" office:value-type="string">
            <text:p>VT</text:p>
          </table:table-cell>
          <table:table-cell table:style-name="ce101"/>
          <table:table-cell ns42:value-type="float" table:style-name="ce101" office:value="36" office:value-type="float">
            <text:p>36</text:p>
          </table:table-cell>
          <table:table-cell ns42:value-type="float" table:style-name="ce101" office:value="37" office:value-type="float">
            <text:p>37</text:p>
          </table:table-cell>
          <table:table-cell ns42:value-type="string" table:style-name="ce101" office:value-type="string">
            <text:p>NH</text:p>
          </table:table-cell>
          <table:table-cell ns42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95" office:value-type="string">
            <text:p>ALGEMEEN TOTAAL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table:formula="of:=SUM([.C8:.C9])" ns42:value-type="float" table:style-name="ce25" office:value-type="float" office:value="63398">
            <text:p>63398</text:p>
          </table:table-cell>
          <table:table-cell table:formula="of:=SUM([.D8:.D9])" ns42:value-type="float" table:style-name="ce35" office:value-type="float" office:value="94398">
            <text:p>94398</text:p>
          </table:table-cell>
          <table:table-cell table:formula="of:=SUM([.E8:.E9])" ns42:value-type="float" table:style-name="ce35" office:value-type="float" office:value="130174">
            <text:p>130174</text:p>
          </table:table-cell>
          <table:table-cell table:formula="of:=SUM([.F8:.F9])" ns42:value-type="float" table:style-name="ce35" office:value-type="float" office:value="71074">
            <text:p>71074</text:p>
          </table:table-cell>
          <table:table-cell table:formula="of:=SUM([.G8:.G9])" ns42:value-type="float" table:style-name="ce35" office:value-type="float" office:value="7791">
            <text:p>7791</text:p>
          </table:table-cell>
          <table:table-cell table:formula="of:=SUM([.H8:.H9])" ns42:value-type="float" table:style-name="ce35" office:value-type="float" office:value="209039">
            <text:p>209039</text:p>
          </table:table-cell>
          <table:table-cell table:formula="of:=SUM([.I8:.I9])" ns42:value-type="float" table:style-name="ce35" office:value-type="float" office:value="141690">
            <text:p>141690</text:p>
          </table:table-cell>
          <table:table-cell table:formula="of:=SUM([.J8:.J9])" ns42:value-type="float" table:style-name="ce35" office:value-type="float" office:value="70961">
            <text:p>70961</text:p>
          </table:table-cell>
          <table:table-cell table:formula="of:=SUM([.K8:.K9])" ns42:value-type="float" table:style-name="ce35" office:value-type="float" office:value="21644">
            <text:p>21644</text:p>
          </table:table-cell>
          <table:table-cell table:formula="of:=SUM([.L8:.L9])" ns42:value-type="float" table:style-name="ce35" office:value-type="float" office:value="234295">
            <text:p>234295</text:p>
          </table:table-cell>
          <table:table-cell table:formula="of:=SUM([.M8:.M9])" ns42:value-type="float" table:style-name="ce35" office:value-type="float" office:value="443334">
            <text:p>443334</text:p>
          </table:table-cell>
          <table:table-cell table:formula="of:=SUM([.N8:.N9])" ns42:value-type="float" table:style-name="ce35" office:value-type="float" office:value="294003">
            <text:p>294003</text:p>
          </table:table-cell>
          <table:table-cell table:formula="of:=SUM([.O8:.O9])" ns42:value-type="float" table:style-name="ce35" office:value-type="float" office:value="123121">
            <text:p>123121</text:p>
          </table:table-cell>
          <table:table-cell table:formula="of:=SUM([.P8:.P9])" ns42:value-type="float" table:style-name="ce35" office:value-type="float" office:value="25632">
            <text:p>25632</text:p>
          </table:table-cell>
          <table:table-cell table:formula="of:=SUM([.Q8:.Q9])" ns42:value-type="float" table:style-name="ce35" office:value-type="float" office:value="578">
            <text:p>578</text:p>
          </table:table-cell>
          <table:table-cell ns42:value-type="string" table:style-name="ce99" office:value-type="string">
            <text:p>VT</text:p>
          </table:table-cell>
          <table:table-cell table:style-name="ce102"/>
          <table:table-cell ns42:value-type="float" table:style-name="ce102" office:value="36" office:value-type="float">
            <text:p>36</text:p>
          </table:table-cell>
          <table:table-cell ns42:value-type="float" table:style-name="ce102" office:value="37" office:value-type="float">
            <text:p>37</text:p>
          </table:table-cell>
          <table:table-cell ns42:value-type="string" table:style-name="ce102" office:value-type="string">
            <text:p>NH</text:p>
          </table:table-cell>
          <table:table-cell ns42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2:value-type="string" table:number-rows-spanned="4" table:style-name="ce126" table:number-columns-spanned="1" office:value-type="string">
            <text:p>Telling</text:p>
          </table:table-cell>
          <table:table-cell ns42:value-type="string" table:number-rows-spanned="4" table:style-name="ce130" table:number-columns-spanned="1" office:value-type="string">
            <text:p>Tabel</text:p>
          </table:table-cell>
          <table:table-cell ns42:value-type="string" table:number-rows-spanned="4" table:style-name="ce130" table:number-columns-spanned="1" office:value-type="string">
            <text:p>Pagina links</text:p>
          </table:table-cell>
          <table:table-cell ns42:value-type="string" table:number-rows-spanned="4" table:style-name="ce136" table:number-columns-spanned="1" office:value-type="string">
            <text:p>Pagina rechts</text:p>
          </table:table-cell>
          <table:table-cell ns42:value-type="string" table:number-rows-spanned="4" table:style-name="ce130" table:number-columns-spanned="1" office:value-type="string">
            <text:p>Provincie</text:p>
          </table:table-cell>
          <table:table-cell ns42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2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2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style-name="ce107" office:value-type="string">
            <text:p>Beneden het jaa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2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2:value-type="float" table:style-name="ce33" office:value-type="float" office:value="5720">
            <text:p>5720</text:p>
          </table:table-cell>
          <table:table-cell ns42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2:value-type="float" table:style-name="ce123" office:value-type="float" office:value="5891">
            <text:p>5891</text:p>
          </table:table-cell>
          <table:table-cell ns42:value-type="string" table:style-name="ce127" office:value-type="string">
            <text:p>VT</text:p>
          </table:table-cell>
          <table:table-cell table:style-name="ce133"/>
          <table:table-cell ns42:value-type="float" table:style-name="ce133" office:value="38" office:value-type="float">
            <text:p>38</text:p>
          </table:table-cell>
          <table:table-cell ns42:value-type="float" table:style-name="ce133" office:value="39" office:value-type="float">
            <text:p>39</text:p>
          </table:table-cell>
          <table:table-cell ns42:value-type="string" table:style-name="ce133" office:value-type="string">
            <text:p>NH</text:p>
          </table:table-cell>
          <table:table-cell ns42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 tot 2 jaar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2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2:value-type="float" table:style-name="ce34" office:value-type="float" office:value="7307">
            <text:p>7307</text:p>
          </table:table-cell>
          <table:table-cell ns42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2:value-type="float" table:style-name="ce124" office:value-type="float" office:value="7356">
            <text:p>73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 tot 3 jaar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ns42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2:value-type="float" table:style-name="ce34" office:value-type="float" office:value="5683">
            <text:p>5683</text:p>
          </table:table-cell>
          <table:table-cell ns42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2:value-type="float" table:style-name="ce124" office:value-type="float" office:value="5807">
            <text:p>580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 tot 4 jaar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76"/>
          <table:table-cell ns42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2:value-type="float" table:style-name="ce34" office:value-type="float" office:value="5389">
            <text:p>5389</text:p>
          </table:table-cell>
          <table:table-cell ns42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2:value-type="float" table:style-name="ce124" office:value-type="float" office:value="5345">
            <text:p>534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 tot 5 jaar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ce76"/>
          <table:table-cell ns42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2:value-type="float" table:style-name="ce34" office:value-type="float" office:value="4967">
            <text:p>4967</text:p>
          </table:table-cell>
          <table:table-cell ns42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2:value-type="float" table:style-name="ce124" office:value-type="float" office:value="5182">
            <text:p>518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 tot 6 jaar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ce76"/>
          <table:table-cell ns42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2:value-type="float" table:style-name="ce34" office:value-type="float" office:value="4975">
            <text:p>4975</text:p>
          </table:table-cell>
          <table:table-cell ns42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2:value-type="float" table:style-name="ce124" office:value-type="float" office:value="5110">
            <text:p>5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 tot 8 jaar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ce76"/>
          <table:table-cell ns42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2:value-type="float" table:style-name="ce34" office:value-type="float" office:value="9287">
            <text:p>9287</text:p>
          </table:table-cell>
          <table:table-cell ns42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2:value-type="float" table:style-name="ce124" office:value-type="float" office:value="9034">
            <text:p>903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 tot 10 jaar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ce76"/>
          <table:table-cell ns42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2:value-type="float" table:style-name="ce34" office:value-type="float" office:value="9746">
            <text:p>9746</text:p>
          </table:table-cell>
          <table:table-cell ns42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2:value-type="float" table:style-name="ce124" office:value-type="float" office:value="9526">
            <text:p>95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0 tot 12 jaa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ce76"/>
          <table:table-cell ns42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2:value-type="float" table:style-name="ce34" office:value-type="float" office:value="9181">
            <text:p>9181</text:p>
          </table:table-cell>
          <table:table-cell ns42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2:value-type="float" table:style-name="ce124" office:value-type="float" office:value="9140">
            <text:p>91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2 tot 14 jaar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ce76"/>
          <table:table-cell ns42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2:value-type="float" table:style-name="ce34" office:value-type="float" office:value="8727">
            <text:p>8727</text:p>
          </table:table-cell>
          <table:table-cell ns42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2:value-type="float" table:style-name="ce124" office:value-type="float" office:value="8775">
            <text:p>877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4 tot 16 jaar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ce76"/>
          <table:table-cell ns42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2:value-type="float" table:style-name="ce34" office:value-type="float" office:value="9447">
            <text:p>9447</text:p>
          </table:table-cell>
          <table:table-cell ns42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2:value-type="float" table:style-name="ce124" office:value-type="float" office:value="9233">
            <text:p>923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6 tot 20 jaar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76"/>
          <table:table-cell ns42:value-type="float" table:style-name="ce24" office:value="16618" office:value-type="float">
            <text:p>16618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2" office:value-type="float">
            <text:p>2</text:p>
          </table:table-cell>
          <table:table-cell table:formula="of:=SUM([.C19:.E19])" ns42:value-type="float" table:style-name="ce34" office:value-type="float" office:value="16747">
            <text:p>16747</text:p>
          </table:table-cell>
          <table:table-cell ns42:value-type="float" table:style-name="ce34" office:value="17589" office:value-type="float">
            <text:p>17589</text:p>
          </table:table-cell>
          <table:table-cell ns42:value-type="float" table:style-name="ce34" office:value="343" office:value-type="float">
            <text:p>343</text:p>
          </table:table-cell>
          <table:table-cell ns42:value-type="float" table:style-name="ce34" office:value="8" office:value-type="float">
            <text:p>8</text:p>
          </table:table-cell>
          <table:table-cell table:formula="of:=SUM([.G19:.I19])" ns42:value-type="float" table:style-name="ce124" office:value-type="float" office:value="17940">
            <text:p>179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2:value-type="float" table:style-name="ce24" office:value="15276" office:value-type="float">
            <text:p>15276</text:p>
          </table:table-cell>
          <table:table-cell ns42:value-type="float" table:style-name="ce34" office:value="2532" office:value-type="float">
            <text:p>2532</text:p>
          </table:table-cell>
          <table:table-cell ns42:value-type="float" table:style-name="ce34" office:value="32" office:value-type="float">
            <text:p>32</text:p>
          </table:table-cell>
          <table:table-cell table:formula="of:=SUM([.C20:.E20])" ns42:value-type="float" table:style-name="ce34" office:value-type="float" office:value="17840">
            <text:p>17840</text:p>
          </table:table-cell>
          <table:table-cell ns42:value-type="float" table:style-name="ce34" office:value="16719" office:value-type="float">
            <text:p>16719</text:p>
          </table:table-cell>
          <table:table-cell ns42:value-type="float" table:style-name="ce34" office:value="4289" office:value-type="float">
            <text:p>4289</text:p>
          </table:table-cell>
          <table:table-cell ns42:value-type="float" table:style-name="ce34" office:value="108" office:value-type="float">
            <text:p>108</text:p>
          </table:table-cell>
          <table:table-cell table:formula="of:=SUM([.G20:.I20])" ns42:value-type="float" table:style-name="ce124" office:value-type="float" office:value="21116">
            <text:p>2111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2:value-type="float" table:style-name="ce24" office:value="7792" office:value-type="float">
            <text:p>7792</text:p>
          </table:table-cell>
          <table:table-cell ns42:value-type="float" table:style-name="ce34" office:value="7759" office:value-type="float">
            <text:p>7759</text:p>
          </table:table-cell>
          <table:table-cell ns42:value-type="float" table:style-name="ce34" office:value="168" office:value-type="float">
            <text:p>168</text:p>
          </table:table-cell>
          <table:table-cell table:formula="of:=SUM([.C21:.E21])" ns42:value-type="float" table:style-name="ce34" office:value-type="float" office:value="15719">
            <text:p>15719</text:p>
          </table:table-cell>
          <table:table-cell ns42:value-type="float" table:style-name="ce34" office:value="8780" office:value-type="float">
            <text:p>8780</text:p>
          </table:table-cell>
          <table:table-cell ns42:value-type="float" table:style-name="ce34" office:value="9484" office:value-type="float">
            <text:p>9484</text:p>
          </table:table-cell>
          <table:table-cell ns42:value-type="float" table:style-name="ce34" office:value="287" office:value-type="float">
            <text:p>287</text:p>
          </table:table-cell>
          <table:table-cell table:formula="of:=SUM([.G21:.I21])" ns42:value-type="float" table:style-name="ce124" office:value-type="float" office:value="18551">
            <text:p>1855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2:value-type="float" table:style-name="ce24" office:value="3318" office:value-type="float">
            <text:p>3318</text:p>
          </table:table-cell>
          <table:table-cell ns42:value-type="float" table:style-name="ce34" office:value="10157" office:value-type="float">
            <text:p>10157</text:p>
          </table:table-cell>
          <table:table-cell ns42:value-type="float" table:style-name="ce34" office:value="241" office:value-type="float">
            <text:p>241</text:p>
          </table:table-cell>
          <table:table-cell table:formula="of:=SUM([.C22:.E22])" ns42:value-type="float" table:style-name="ce34" office:value-type="float" office:value="13716">
            <text:p>13716</text:p>
          </table:table-cell>
          <table:table-cell ns42:value-type="float" table:style-name="ce34" office:value="4533" office:value-type="float">
            <text:p>4533</text:p>
          </table:table-cell>
          <table:table-cell ns42:value-type="float" table:style-name="ce34" office:value="10791" office:value-type="float">
            <text:p>10791</text:p>
          </table:table-cell>
          <table:table-cell ns42:value-type="float" table:style-name="ce34" office:value="611" office:value-type="float">
            <text:p>611</text:p>
          </table:table-cell>
          <table:table-cell table:formula="of:=SUM([.G22:.I22])" ns42:value-type="float" table:style-name="ce124" office:value-type="float" office:value="15935">
            <text:p>1593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2:value-type="float" table:style-name="ce24" office:value="2152" office:value-type="float">
            <text:p>2152</text:p>
          </table:table-cell>
          <table:table-cell ns42:value-type="float" table:style-name="ce34" office:value="11552" office:value-type="float">
            <text:p>11552</text:p>
          </table:table-cell>
          <table:table-cell ns42:value-type="float" table:style-name="ce34" office:value="418" office:value-type="float">
            <text:p>418</text:p>
          </table:table-cell>
          <table:table-cell table:formula="of:=SUM([.C23:.E23])" ns42:value-type="float" table:style-name="ce34" office:value-type="float" office:value="14122">
            <text:p>14122</text:p>
          </table:table-cell>
          <table:table-cell ns42:value-type="float" table:style-name="ce34" office:value="3398" office:value-type="float">
            <text:p>3398</text:p>
          </table:table-cell>
          <table:table-cell ns42:value-type="float" table:style-name="ce34" office:value="11322" office:value-type="float">
            <text:p>11322</text:p>
          </table:table-cell>
          <table:table-cell ns42:value-type="float" table:style-name="ce34" office:value="1154" office:value-type="float">
            <text:p>1154</text:p>
          </table:table-cell>
          <table:table-cell table:formula="of:=SUM([.G23:.I23])" ns42:value-type="float" table:style-name="ce124" office:value-type="float" office:value="15874">
            <text:p>1587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2:value-type="float" table:style-name="ce24" office:value="1249" office:value-type="float">
            <text:p>1249</text:p>
          </table:table-cell>
          <table:table-cell ns42:value-type="float" table:style-name="ce34" office:value="10163" office:value-type="float">
            <text:p>10163</text:p>
          </table:table-cell>
          <table:table-cell ns42:value-type="float" table:style-name="ce34" office:value="505" office:value-type="float">
            <text:p>505</text:p>
          </table:table-cell>
          <table:table-cell table:formula="of:=SUM([.C24:.E24])" ns42:value-type="float" table:style-name="ce34" office:value-type="float" office:value="11917">
            <text:p>11917</text:p>
          </table:table-cell>
          <table:table-cell ns42:value-type="float" table:style-name="ce34" office:value="2503" office:value-type="float">
            <text:p>2503</text:p>
          </table:table-cell>
          <table:table-cell ns42:value-type="float" table:style-name="ce34" office:value="9647" office:value-type="float">
            <text:p>9647</text:p>
          </table:table-cell>
          <table:table-cell ns42:value-type="float" table:style-name="ce34" office:value="1626" office:value-type="float">
            <text:p>1626</text:p>
          </table:table-cell>
          <table:table-cell table:formula="of:=SUM([.G24:.I24])" ns42:value-type="float" table:style-name="ce124" office:value-type="float" office:value="13776">
            <text:p>1377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2:value-type="float" table:style-name="ce24" office:value="997" office:value-type="float">
            <text:p>997</text:p>
          </table:table-cell>
          <table:table-cell ns42:value-type="float" table:style-name="ce34" office:value="8470" office:value-type="float">
            <text:p>8470</text:p>
          </table:table-cell>
          <table:table-cell ns42:value-type="float" table:style-name="ce34" office:value="650" office:value-type="float">
            <text:p>650</text:p>
          </table:table-cell>
          <table:table-cell table:formula="of:=SUM([.C25:.E25])" ns42:value-type="float" table:style-name="ce34" office:value-type="float" office:value="10117">
            <text:p>10117</text:p>
          </table:table-cell>
          <table:table-cell ns42:value-type="float" table:style-name="ce34" office:value="2025" office:value-type="float">
            <text:p>2025</text:p>
          </table:table-cell>
          <table:table-cell ns42:value-type="float" table:style-name="ce34" office:value="8422" office:value-type="float">
            <text:p>8422</text:p>
          </table:table-cell>
          <table:table-cell ns42:value-type="float" table:style-name="ce34" office:value="2122" office:value-type="float">
            <text:p>2122</text:p>
          </table:table-cell>
          <table:table-cell table:formula="of:=SUM([.G25:.I25])" ns42:value-type="float" table:style-name="ce124" office:value-type="float" office:value="12569">
            <text:p>1256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2:value-type="float" table:style-name="ce24" office:value="500" office:value-type="float">
            <text:p>500</text:p>
          </table:table-cell>
          <table:table-cell ns42:value-type="float" table:style-name="ce34" office:value="4734" office:value-type="float">
            <text:p>4734</text:p>
          </table:table-cell>
          <table:table-cell ns42:value-type="float" table:style-name="ce34" office:value="490" office:value-type="float">
            <text:p>490</text:p>
          </table:table-cell>
          <table:table-cell table:formula="of:=SUM([.C26:.E26])" ns42:value-type="float" table:style-name="ce34" office:value-type="float" office:value="5724">
            <text:p>5724</text:p>
          </table:table-cell>
          <table:table-cell ns42:value-type="float" table:style-name="ce34" office:value="1172" office:value-type="float">
            <text:p>1172</text:p>
          </table:table-cell>
          <table:table-cell ns42:value-type="float" table:style-name="ce34" office:value="4402" office:value-type="float">
            <text:p>4402</text:p>
          </table:table-cell>
          <table:table-cell ns42:value-type="float" table:style-name="ce34" office:value="1653" office:value-type="float">
            <text:p>1653</text:p>
          </table:table-cell>
          <table:table-cell table:formula="of:=SUM([.G26:.I26])" ns42:value-type="float" table:style-name="ce124" office:value-type="float" office:value="7227">
            <text:p>722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2:value-type="float" table:style-name="ce24" office:value="394" office:value-type="float">
            <text:p>394</text:p>
          </table:table-cell>
          <table:table-cell ns42:value-type="float" table:style-name="ce34" office:value="3892" office:value-type="float">
            <text:p>3892</text:p>
          </table:table-cell>
          <table:table-cell ns42:value-type="float" table:style-name="ce34" office:value="478" office:value-type="float">
            <text:p>478</text:p>
          </table:table-cell>
          <table:table-cell table:formula="of:=SUM([.C27:.E27])" ns42:value-type="float" table:style-name="ce34" office:value-type="float" office:value="4764">
            <text:p>4764</text:p>
          </table:table-cell>
          <table:table-cell ns42:value-type="float" table:style-name="ce34" office:value="910" office:value-type="float">
            <text:p>910</text:p>
          </table:table-cell>
          <table:table-cell ns42:value-type="float" table:style-name="ce34" office:value="3415" office:value-type="float">
            <text:p>3415</text:p>
          </table:table-cell>
          <table:table-cell ns42:value-type="float" table:style-name="ce34" office:value="1731" office:value-type="float">
            <text:p>1731</text:p>
          </table:table-cell>
          <table:table-cell table:formula="of:=SUM([.G27:.I27])" ns42:value-type="float" table:style-name="ce124" office:value-type="float" office:value="6056">
            <text:p>60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2:value-type="float" table:style-name="ce24" office:value="280" office:value-type="float">
            <text:p>280</text:p>
          </table:table-cell>
          <table:table-cell ns42:value-type="float" table:style-name="ce34" office:value="2647" office:value-type="float">
            <text:p>2647</text:p>
          </table:table-cell>
          <table:table-cell ns42:value-type="float" table:style-name="ce34" office:value="459" office:value-type="float">
            <text:p>459</text:p>
          </table:table-cell>
          <table:table-cell table:formula="of:=SUM([.C28:.E28])" ns42:value-type="float" table:style-name="ce34" office:value-type="float" office:value="3386">
            <text:p>3386</text:p>
          </table:table-cell>
          <table:table-cell ns42:value-type="float" table:style-name="ce34" office:value="700" office:value-type="float">
            <text:p>700</text:p>
          </table:table-cell>
          <table:table-cell ns42:value-type="float" table:style-name="ce34" office:value="2270" office:value-type="float">
            <text:p>2270</text:p>
          </table:table-cell>
          <table:table-cell ns42:value-type="float" table:style-name="ce34" office:value="1393" office:value-type="float">
            <text:p>1393</text:p>
          </table:table-cell>
          <table:table-cell table:formula="of:=SUM([.G28:.I28])" ns42:value-type="float" table:style-name="ce124" office:value-type="float" office:value="4363">
            <text:p>43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2:value-type="float" table:style-name="ce24" office:value="258" office:value-type="float">
            <text:p>258</text:p>
          </table:table-cell>
          <table:table-cell ns42:value-type="float" table:style-name="ce34" office:value="2405" office:value-type="float">
            <text:p>2405</text:p>
          </table:table-cell>
          <table:table-cell ns42:value-type="float" table:style-name="ce34" office:value="530" office:value-type="float">
            <text:p>530</text:p>
          </table:table-cell>
          <table:table-cell table:formula="of:=SUM([.C29:.E29])" ns42:value-type="float" table:style-name="ce34" office:value-type="float" office:value="3193">
            <text:p>3193</text:p>
          </table:table-cell>
          <table:table-cell ns42:value-type="float" table:style-name="ce34" office:value="685" office:value-type="float">
            <text:p>685</text:p>
          </table:table-cell>
          <table:table-cell ns42:value-type="float" table:style-name="ce34" office:value="1853" office:value-type="float">
            <text:p>1853</text:p>
          </table:table-cell>
          <table:table-cell ns42:value-type="float" table:style-name="ce34" office:value="1688" office:value-type="float">
            <text:p>1688</text:p>
          </table:table-cell>
          <table:table-cell table:formula="of:=SUM([.G29:.I29])" ns42:value-type="float" table:style-name="ce124" office:value-type="float" office:value="4226">
            <text:p>42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2:value-type="float" table:style-name="ce24" office:value="214" office:value-type="float">
            <text:p>214</text:p>
          </table:table-cell>
          <table:table-cell ns42:value-type="float" table:style-name="ce34" office:value="1874" office:value-type="float">
            <text:p>1874</text:p>
          </table:table-cell>
          <table:table-cell ns42:value-type="float" table:style-name="ce34" office:value="588" office:value-type="float">
            <text:p>588</text:p>
          </table:table-cell>
          <table:table-cell table:formula="of:=SUM([.C30:.E30])" ns42:value-type="float" table:style-name="ce34" office:value-type="float" office:value="2676">
            <text:p>2676</text:p>
          </table:table-cell>
          <table:table-cell ns42:value-type="float" table:style-name="ce34" office:value="540" office:value-type="float">
            <text:p>540</text:p>
          </table:table-cell>
          <table:table-cell ns42:value-type="float" table:style-name="ce34" office:value="1491" office:value-type="float">
            <text:p>1491</text:p>
          </table:table-cell>
          <table:table-cell ns42:value-type="float" table:style-name="ce34" office:value="1612" office:value-type="float">
            <text:p>1612</text:p>
          </table:table-cell>
          <table:table-cell table:formula="of:=SUM([.G30:.I30])" ns42:value-type="float" table:style-name="ce124" office:value-type="float" office:value="3643">
            <text:p>36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2:value-type="float" table:style-name="ce24" office:value="127" office:value-type="float">
            <text:p>127</text:p>
          </table:table-cell>
          <table:table-cell ns42:value-type="float" table:style-name="ce34" office:value="1131" office:value-type="float">
            <text:p>1131</text:p>
          </table:table-cell>
          <table:table-cell ns42:value-type="float" table:style-name="ce34" office:value="432" office:value-type="float">
            <text:p>432</text:p>
          </table:table-cell>
          <table:table-cell table:formula="of:=SUM([.C31:.E31])" ns42:value-type="float" table:style-name="ce34" office:value-type="float" office:value="1690">
            <text:p>1690</text:p>
          </table:table-cell>
          <table:table-cell ns42:value-type="float" table:style-name="ce34" office:value="341" office:value-type="float">
            <text:p>341</text:p>
          </table:table-cell>
          <table:table-cell ns42:value-type="float" table:style-name="ce34" office:value="927" office:value-type="float">
            <text:p>927</text:p>
          </table:table-cell>
          <table:table-cell ns42:value-type="float" table:style-name="ce34" office:value="1184" office:value-type="float">
            <text:p>1184</text:p>
          </table:table-cell>
          <table:table-cell table:formula="of:=SUM([.G31:.I31])" ns42:value-type="float" table:style-name="ce124" office:value-type="float" office:value="2452">
            <text:p>245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952" office:value-type="float">
            <text:p>952</text:p>
          </table:table-cell>
          <table:table-cell ns42:value-type="float" table:style-name="ce34" office:value="405" office:value-type="float">
            <text:p>405</text:p>
          </table:table-cell>
          <table:table-cell table:formula="of:=SUM([.C32:.E32])" ns42:value-type="float" table:style-name="ce34" office:value-type="float" office:value="1459">
            <text:p>1459</text:p>
          </table:table-cell>
          <table:table-cell ns42:value-type="float" table:style-name="ce34" office:value="302" office:value-type="float">
            <text:p>302</text:p>
          </table:table-cell>
          <table:table-cell ns42:value-type="float" table:style-name="ce34" office:value="672" office:value-type="float">
            <text:p>672</text:p>
          </table:table-cell>
          <table:table-cell ns42:value-type="float" table:style-name="ce34" office:value="1136" office:value-type="float">
            <text:p>1136</text:p>
          </table:table-cell>
          <table:table-cell table:formula="of:=SUM([.G32:.I32])" ns42:value-type="float" table:style-name="ce124" office:value-type="float" office:value="2110">
            <text:p>2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818" office:value-type="float">
            <text:p>818</text:p>
          </table:table-cell>
          <table:table-cell ns42:value-type="float" table:style-name="ce34" office:value="431" office:value-type="float">
            <text:p>431</text:p>
          </table:table-cell>
          <table:table-cell table:formula="of:=SUM([.C33:.E33])" ns42:value-type="float" table:style-name="ce34" office:value-type="float" office:value="1351">
            <text:p>1351</text:p>
          </table:table-cell>
          <table:table-cell ns42:value-type="float" table:style-name="ce34" office:value="272" office:value-type="float">
            <text:p>272</text:p>
          </table:table-cell>
          <table:table-cell ns42:value-type="float" table:style-name="ce34" office:value="542" office:value-type="float">
            <text:p>542</text:p>
          </table:table-cell>
          <table:table-cell ns42:value-type="float" table:style-name="ce34" office:value="1198" office:value-type="float">
            <text:p>1198</text:p>
          </table:table-cell>
          <table:table-cell table:formula="of:=SUM([.G33:.I33])" ns42:value-type="float" table:style-name="ce124" office:value-type="float" office:value="2012">
            <text:p>201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2:value-type="float" table:style-name="ce24" office:value="78" office:value-type="float">
            <text:p>78</text:p>
          </table:table-cell>
          <table:table-cell ns42:value-type="float" table:style-name="ce34" office:value="553" office:value-type="float">
            <text:p>553</text:p>
          </table:table-cell>
          <table:table-cell ns42:value-type="float" table:style-name="ce34" office:value="389" office:value-type="float">
            <text:p>389</text:p>
          </table:table-cell>
          <table:table-cell table:formula="of:=SUM([.C34:.E34])" ns42:value-type="float" table:style-name="ce34" office:value-type="float" office:value="1020">
            <text:p>1020</text:p>
          </table:table-cell>
          <table:table-cell ns42:value-type="float" table:style-name="ce34" office:value="191" office:value-type="float">
            <text:p>191</text:p>
          </table:table-cell>
          <table:table-cell ns42:value-type="float" table:style-name="ce34" office:value="358" office:value-type="float">
            <text:p>358</text:p>
          </table:table-cell>
          <table:table-cell ns42:value-type="float" table:style-name="ce34" office:value="930" office:value-type="float">
            <text:p>930</text:p>
          </table:table-cell>
          <table:table-cell table:formula="of:=SUM([.G34:.I34])" ns42:value-type="float" table:style-name="ce124" office:value-type="float" office:value="1479">
            <text:p>147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2:value-type="float" table:style-name="ce24" office:value="61" office:value-type="float">
            <text:p>61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394" office:value-type="float">
            <text:p>394</text:p>
          </table:table-cell>
          <table:table-cell table:formula="of:=SUM([.C35:.E35])" ns42:value-type="float" table:style-name="ce34" office:value-type="float" office:value="886">
            <text:p>886</text:p>
          </table:table-cell>
          <table:table-cell ns42:value-type="float" table:style-name="ce34" office:value="167" office:value-type="float">
            <text:p>167</text:p>
          </table:table-cell>
          <table:table-cell ns42:value-type="float" table:style-name="ce34" office:value="260" office:value-type="float">
            <text:p>260</text:p>
          </table:table-cell>
          <table:table-cell ns42:value-type="float" table:style-name="ce34" office:value="836" office:value-type="float">
            <text:p>836</text:p>
          </table:table-cell>
          <table:table-cell table:formula="of:=SUM([.G35:.I35])" ns42:value-type="float" table:style-name="ce124" office:value-type="float" office:value="1263">
            <text:p>12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2:value-type="float" table:style-name="ce24" office:value="54" office:value-type="float">
            <text:p>54</text:p>
          </table:table-cell>
          <table:table-cell ns42:value-type="float" table:style-name="ce34" office:value="316" office:value-type="float">
            <text:p>316</text:p>
          </table:table-cell>
          <table:table-cell ns42:value-type="float" table:style-name="ce34" office:value="324" office:value-type="float">
            <text:p>324</text:p>
          </table:table-cell>
          <table:table-cell table:formula="of:=SUM([.C36:.E36])" ns42:value-type="float" table:style-name="ce34" office:value-type="float" office:value="694">
            <text:p>694</text:p>
          </table:table-cell>
          <table:table-cell ns42:value-type="float" table:style-name="ce34" office:value="136" office:value-type="float">
            <text:p>136</text:p>
          </table:table-cell>
          <table:table-cell ns42:value-type="float" table:style-name="ce34" office:value="209" office:value-type="float">
            <text:p>209</text:p>
          </table:table-cell>
          <table:table-cell ns42:value-type="float" table:style-name="ce34" office:value="668" office:value-type="float">
            <text:p>668</text:p>
          </table:table-cell>
          <table:table-cell table:formula="of:=SUM([.G36:.I36])" ns42:value-type="float" table:style-name="ce124" office:value-type="float" office:value="1013">
            <text:p>101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2:value-type="float" table:style-name="ce24" office:value="30" office:value-type="float">
            <text:p>30</text:p>
          </table:table-cell>
          <table:table-cell ns42:value-type="float" table:style-name="ce34" office:value="184" office:value-type="float">
            <text:p>184</text:p>
          </table:table-cell>
          <table:table-cell ns42:value-type="float" table:style-name="ce34" office:value="216" office:value-type="float">
            <text:p>216</text:p>
          </table:table-cell>
          <table:table-cell table:formula="of:=SUM([.C37:.E37])" ns42:value-type="float" table:style-name="ce34" office:value-type="float" office:value="430">
            <text:p>430</text:p>
          </table:table-cell>
          <table:table-cell ns42:value-type="float" table:style-name="ce34" office:value="99" office:value-type="float">
            <text:p>99</text:p>
          </table:table-cell>
          <table:table-cell ns42:value-type="float" table:style-name="ce34" office:value="96" office:value-type="float">
            <text:p>96</text:p>
          </table:table-cell>
          <table:table-cell ns42:value-type="float" table:style-name="ce34" office:value="530" office:value-type="float">
            <text:p>530</text:p>
          </table:table-cell>
          <table:table-cell table:formula="of:=SUM([.G37:.I37])" ns42:value-type="float" table:style-name="ce124" office:value-type="float" office:value="725">
            <text:p>7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2:value-type="float" table:style-name="ce24" office:value="31" office:value-type="float">
            <text:p>31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209" office:value-type="float">
            <text:p>209</text:p>
          </table:table-cell>
          <table:table-cell table:formula="of:=SUM([.C38:.E38])" ns42:value-type="float" table:style-name="ce34" office:value-type="float" office:value="403">
            <text:p>403</text:p>
          </table:table-cell>
          <table:table-cell ns42:value-type="float" office:value="77" table:style-name="ce34" table:number-columns-repeated="2" office:value-type="float">
            <text:p>77</text:p>
          </table:table-cell>
          <table:table-cell ns42:value-type="float" table:style-name="ce34" office:value="431" office:value-type="float">
            <text:p>431</text:p>
          </table:table-cell>
          <table:table-cell table:formula="of:=SUM([.G38:.I38])" ns42:value-type="float" table:style-name="ce124" office:value-type="float" office:value="585">
            <text:p>58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93" office:value-type="float">
            <text:p>93</text:p>
          </table:table-cell>
          <table:table-cell ns42:value-type="float" table:style-name="ce34" office:value="159" office:value-type="float">
            <text:p>159</text:p>
          </table:table-cell>
          <table:table-cell table:formula="of:=SUM([.C39:.E39])" ns42:value-type="float" table:style-name="ce34" office:value-type="float" office:value="271">
            <text:p>271</text:p>
          </table:table-cell>
          <table:table-cell ns42:value-type="float" table:style-name="ce34" office:value="43" office:value-type="float">
            <text:p>43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246" office:value-type="float">
            <text:p>246</text:p>
          </table:table-cell>
          <table:table-cell table:formula="of:=SUM([.G39:.I39])" ns42:value-type="float" table:style-name="ce124" office:value-type="float" office:value="326">
            <text:p>3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102" office:value-type="float">
            <text:p>102</text:p>
          </table:table-cell>
          <table:table-cell table:formula="of:=SUM([.C40:.E40])" ns42:value-type="float" table:style-name="ce34" office:value-type="float" office:value="169">
            <text:p>169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17" office:value-type="float">
            <text:p>17</text:p>
          </table:table-cell>
          <table:table-cell ns42:value-type="float" table:style-name="ce34" office:value="202" office:value-type="float">
            <text:p>202</text:p>
          </table:table-cell>
          <table:table-cell table:formula="of:=SUM([.G40:.I40])" ns42:value-type="float" table:style-name="ce124" office:value-type="float" office:value="256">
            <text:p>2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2:value-type="float" table:style-name="ce24" office:value="9" office:value-type="float">
            <text:p>9</text:p>
          </table:table-cell>
          <table:table-cell ns42:value-type="float" table:style-name="ce34" office:value="31" office:value-type="float">
            <text:p>31</text:p>
          </table:table-cell>
          <table:table-cell ns42:value-type="float" table:style-name="ce34" office:value="83" office:value-type="float">
            <text:p>83</text:p>
          </table:table-cell>
          <table:table-cell table:formula="of:=SUM([.C41:.E41])" ns42:value-type="float" table:style-name="ce34" office:value-type="float" office:value="123">
            <text:p>123</text:p>
          </table:table-cell>
          <table:table-cell ns42:value-type="float" table:style-name="ce34" office:value="38" office:value-type="float">
            <text:p>38</text:p>
          </table:table-cell>
          <table:table-cell ns42:value-type="float" table:style-name="ce34" office:value="15" office:value-type="float">
            <text:p>15</text:p>
          </table:table-cell>
          <table:table-cell ns42:value-type="float" table:style-name="ce34" office:value="136" office:value-type="float">
            <text:p>136</text:p>
          </table:table-cell>
          <table:table-cell table:formula="of:=SUM([.G41:.I41])" ns42:value-type="float" table:style-name="ce124" office:value-type="float" office:value="189">
            <text:p>18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2:value-type="float" table:style-name="ce24" office:value="7" office:value-type="float">
            <text:p>7</text:p>
          </table:table-cell>
          <table:table-cell ns42:value-type="float" table:style-name="ce34" office:value="25" office:value-type="float">
            <text:p>25</text:p>
          </table:table-cell>
          <table:table-cell ns42:value-type="float" table:style-name="ce34" office:value="43" office:value-type="float">
            <text:p>43</text:p>
          </table:table-cell>
          <table:table-cell table:formula="of:=SUM([.C42:.E42])" ns42:value-type="float" table:style-name="ce34" office:value-type="float" office:value="75">
            <text:p>75</text:p>
          </table:table-cell>
          <table:table-cell ns42:value-type="float" table:style-name="ce34" office:value="13" office:value-type="float">
            <text:p>13</text:p>
          </table:table-cell>
          <table:table-cell ns42:value-type="float" table:style-name="ce34" office:value="8" office:value-type="float">
            <text:p>8</text:p>
          </table:table-cell>
          <table:table-cell ns42:value-type="float" table:style-name="ce34" office:value="66" office:value-type="float">
            <text:p>66</text:p>
          </table:table-cell>
          <table:table-cell table:formula="of:=SUM([.G42:.I42])" ns42:value-type="float" table:style-name="ce124" office:value-type="float" office:value="87">
            <text:p>8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ns42:value-type="float" table:style-name="ce34" office:value="12" office:value-type="float">
            <text:p>12</text:p>
          </table:table-cell>
          <table:table-cell table:formula="of:=SUM([.C43:.E43])" ns42:value-type="float" table:style-name="ce34" office:value-type="float" office:value="17">
            <text:p>17</text:p>
          </table:table-cell>
          <table:table-cell ns42:value-type="float" table:style-name="ce34" office:value="10" office:value-type="float">
            <text:p>10</text:p>
          </table:table-cell>
          <table:table-cell ns42:value-type="float" table:style-name="ce34" office:value="5" office:value-type="float">
            <text:p>5</text:p>
          </table:table-cell>
          <table:table-cell ns42:value-type="float" table:style-name="ce34" office:value="28" office:value-type="float">
            <text:p>28</text:p>
          </table:table-cell>
          <table:table-cell table:formula="of:=SUM([.G43:.I43])" ns42:value-type="float" table:style-name="ce124" office:value-type="float" office:value="43">
            <text:p>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ns42:value-type="float" table:style-name="ce34" office:value="8" office:value-type="float">
            <text:p>8</text:p>
          </table:table-cell>
          <table:table-cell table:formula="of:=SUM([.C44:.E44])" ns42:value-type="float" table:style-name="ce34" office:value-type="float" office:value="14">
            <text:p>14</text:p>
          </table:table-cell>
          <table:table-cell ns42:value-type="float" table:style-name="ce34" office:value="3" office:value-type="float">
            <text:p>3</text:p>
          </table:table-cell>
          <table:table-cell table:style-name="ce34"/>
          <table:table-cell ns42:value-type="float" table:style-name="ce34" office:value="22" office:value-type="float">
            <text:p>22</text:p>
          </table:table-cell>
          <table:table-cell table:formula="of:=SUM([.G44:.I44])" ns42:value-type="float" table:style-name="ce124" office:value-type="float" office:value="25">
            <text:p>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2:value-type="float" table:style-name="ce34" office:value="1" office:value-type="float">
            <text:p>1</text:p>
          </table:table-cell>
          <table:table-cell ns42:value-type="float" table:style-name="ce34" office:value="6" office:value-type="float">
            <text:p>6</text:p>
          </table:table-cell>
          <table:table-cell table:formula="of:=SUM([.C45:.E45])" ns42:value-type="float" table:style-name="ce34" office:value-type="float" office:value="7">
            <text:p>7</text:p>
          </table:table-cell>
          <table:table-cell ns42:value-type="float" office:value="3" table:style-name="ce34" table:number-columns-repeated="2" office:value-type="float">
            <text:p>3</text:p>
          </table:table-cell>
          <table:table-cell ns42:value-type="float" table:style-name="ce34" office:value="8" office:value-type="float">
            <text:p>8</text:p>
          </table:table-cell>
          <table:table-cell table:formula="of:=SUM([.G45:.I45])" ns42:value-type="float" table:style-name="ce124" office:value-type="float" office:value="14">
            <text:p>1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46:.E46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10" office:value-type="float">
            <text:p>10</text:p>
          </table:table-cell>
          <table:table-cell table:formula="of:=SUM([.G46:.I46])" ns42:value-type="float" table:style-name="ce124" office:value-type="float" office:value="11">
            <text:p>1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C47:.E47])" ns42:value-type="float" table:style-name="ce34" office:value-type="float" office:value="3">
            <text:p>3</text:p>
          </table:table-cell>
          <table:table-cell table:style-name="ce34" table:number-columns-repeated="2"/>
          <table:table-cell ns42:value-type="float" table:style-name="ce34" office:value="4" office:value-type="float">
            <text:p>4</text:p>
          </table:table-cell>
          <table:table-cell table:formula="of:=SUM([.G47:.I47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2:value-type="float" table:style-name="ce24" office:value="3" office:value-type="float">
            <text:p>3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table:formula="of:=SUM([.C48:.E48])" ns42:value-type="float" table:style-name="ce34" office:value-type="float" office:value="9">
            <text:p>9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table:formula="of:=SUM([.G48:.I48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5 tot 96 jaar</text:p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5" office:value-type="float">
            <text:p>5</text:p>
          </table:table-cell>
          <table:table-cell table:formula="of:=SUM([.C49:.E49])" ns42:value-type="float" table:style-name="ce34" office:value-type="float" office:value="8">
            <text:p>8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table:formula="of:=SUM([.G49:.I49])" ns42:value-type="float" table:style-name="ce124" office:value-type="float" office:value="7">
            <text:p>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table:formula="of:=SUM([.C50:.E50])" ns42:value-type="float" table:style-name="ce34" office:value-type="float" office:value="5">
            <text:p>5</text:p>
          </table:table-cell>
          <table:table-cell table:style-name="ce34" table:number-columns-repeated="2"/>
          <table:table-cell ns42:value-type="float" table:style-name="ce34" office:value="5" office:value-type="float">
            <text:p>5</text:p>
          </table:table-cell>
          <table:table-cell table:formula="of:=SUM([.G50:.I50])" ns42:value-type="float" table:style-name="ce124" office:value-type="float" office:value="5">
            <text:p>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table:formula="of:=SUM([.C51:.E51])" ns42:value-type="float" table:style-name="ce34" office:value-type="float" office:value="3">
            <text:p>3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1:.I51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table:style-name="ce34"/>
          <table:table-cell table:formula="of:=SUM([.C52:.E52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G52:.I52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53:.E53])" ns42:value-type="float" table:style-name="ce34" office:value-type="float" office:value="3">
            <text:p>3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3:.I53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2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2:value-type="float" table:style-name="ce124" office:value-type="float" office:value="0">
            <text:p>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2:value-type="string" table:style-name="ce110" office:value-type="string">
            <text:p>Totaal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ce76"/>
          <table:table-cell table:formula="of:=SUM([.C8:.C54])" ns42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35" office:value-type="float" office:value="71074">
            <text:p>71074</text:p>
          </table:table-cell>
          <table:table-cell table:formula="of:=SUM([.E8:.E54])" ns42:value-type="float" table:style-name="ce35" office:value-type="float" office:value="7791">
            <text:p>7791</text:p>
          </table:table-cell>
          <table:table-cell table:formula="of:=SUM([.F8:.F54])" ns42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35" office:value-type="float" office:value="141690">
            <text:p>141690</text:p>
          </table:table-cell>
          <table:table-cell table:formula="of:=SUM([.H8:.H54])" ns42:value-type="float" table:style-name="ce35" office:value-type="float" office:value="70961">
            <text:p>70961</text:p>
          </table:table-cell>
          <table:table-cell table:formula="of:=SUM([.I8:.I54])" ns42:value-type="float" table:style-name="ce35" office:value-type="float" office:value="21644">
            <text:p>21644</text:p>
          </table:table-cell>
          <table:table-cell table:formula="of:=SUM([.J8:.J54])" ns42:value-type="float" table:style-name="ce125" office:value-type="float" office:value="234295">
            <text:p>234295</text:p>
          </table:table-cell>
          <table:table-cell ns42:value-type="string" table:style-name="ce129" office:value-type="string">
            <text:p>VT</text:p>
          </table:table-cell>
          <table:table-cell table:style-name="ce135"/>
          <table:table-cell ns42:value-type="float" table:style-name="ce135" office:value="38" office:value-type="float">
            <text:p>38</text:p>
          </table:table-cell>
          <table:table-cell ns42:value-type="float" table:style-name="ce135" office:value="39" office:value-type="float">
            <text:p>39</text:p>
          </table:table-cell>
          <table:table-cell ns42:value-type="string" table:style-name="ce135" office:value-type="string">
            <text:p>NH</text:p>
          </table:table-cell>
          <table:table-cell ns42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